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1" svg:font-family="Mono" style:font-pitch="fixed"/>
    <style:font-face style:name="Mono" svg:font-family="Mono" style:font-adornments="Regular" style:font-pitch="fixed"/>
    <style:font-face style:name="Courier New1" svg:font-family="'Courier New'" style:font-family-generic="modern" style:font-pitch="fixed"/>
    <style:font-face style:name="Courier New" svg:font-family="'Courier New'" style:font-adornments="Bold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2" svg:font-family="Ubuntu" style:font-pitch="variable"/>
    <style:font-face style:name="Ubuntu" svg:font-family="Ubuntu" style:font-adornments="Bold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padding="0.2in" fo:border="none"/>
      <style:text-properties fo:color="#dddddd"/>
    </style:style>
    <style:style style:name="P2" style:family="paragraph" style:parent-style-name="Contents_20_1">
      <style:paragraph-properties fo:line-height="170%" fo:padding="0.2in" fo:border="none"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text-align="start" style:justify-single-word="false" fo:padding="0.2in" fo:border="none"/>
      <style:text-properties fo:color="#dddddd" style:font-name="Ubuntu2" officeooo:paragraph-rsid="0050bbcf"/>
    </style:style>
    <style:style style:name="P4" style:family="paragraph" style:parent-style-name="Text_20_body">
      <style:paragraph-properties fo:line-height="140%" fo:padding="0.2in" fo:border="none"/>
      <style:text-properties fo:color="#dddddd" style:font-name="Mono1"/>
    </style:style>
    <style:style style:name="P5" style:family="paragraph" style:parent-style-name="Heading_20_1">
      <style:paragraph-properties fo:line-height="140%" fo:padding="0.2in" fo:border="none"/>
      <style:text-properties fo:color="#dddddd"/>
    </style:style>
    <style:style style:name="P6" style:family="paragraph" style:parent-style-name="Standard">
      <style:paragraph-properties fo:line-height="140%" fo:padding="0.2in" fo:border="none"/>
      <style:text-properties fo:color="#dddddd" style:font-name="Courier New1" fo:font-style="normal" fo:font-weight="normal" officeooo:rsid="00320245" officeooo:paragraph-rsid="00320245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140%" fo:padding="0.2in" fo:border="none"/>
      <style:text-properties fo:color="#dddddd" style:font-name="Courier New1" fo:font-style="normal" fo:font-weight="normal" officeooo:rsid="00439182" officeooo:paragraph-rsid="00439182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40%" fo:padding="0.2in" fo:border="none"/>
      <style:text-properties fo:color="#dddddd" style:font-name="Courier New1" fo:font-style="normal" fo:font-weight="normal" officeooo:rsid="0010b183" officeooo:paragraph-rsid="0010b183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40%" fo:padding="0.2in" fo:border="none"/>
      <style:text-properties fo:color="#dddddd" style:font-name="Courier New1" fo:font-style="normal" fo:font-weight="normal" officeooo:rsid="0024b5e5" officeooo:paragraph-rsid="0024b5e5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40%" fo:padding="0.2in" fo:border="none"/>
      <style:text-properties fo:color="#dddddd" style:font-name="Courier New1" fo:font-style="normal" fo:font-weight="normal" officeooo:rsid="0024b5e5" officeooo:paragraph-rsid="00466e2b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40%" fo:padding="0.2in" fo:border="none"/>
      <style:text-properties fo:color="#dddddd" style:font-name="Courier New1" fo:font-style="normal" fo:font-weight="normal" officeooo:rsid="0030cf80" officeooo:paragraph-rsid="0030cf80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40%" fo:padding="0.2in" fo:border="none"/>
      <style:text-properties fo:color="#dddddd" style:font-name="Courier New1" fo:font-style="normal" fo:font-weight="normal" officeooo:rsid="0010fb89" officeooo:paragraph-rsid="0034f975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40%" fo:padding="0.2in" fo:border="none"/>
      <style:text-properties fo:color="#dddddd" style:font-name="Courier New1" fo:font-style="normal" fo:font-weight="normal" officeooo:rsid="00169f86" officeooo:paragraph-rsid="00329f90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40%" fo:padding="0.2in" fo:border="none"/>
      <style:text-properties fo:color="#dddddd" style:font-name="Courier New1" fo:font-style="normal" fo:font-weight="normal" officeooo:rsid="0036286d" officeooo:paragraph-rsid="0036286d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40%" fo:padding="0.2in" fo:border="none"/>
      <style:text-properties fo:color="#dddddd" style:font-name="Courier New1" officeooo:rsid="00099d7f" officeooo:paragraph-rsid="00099d7f"/>
    </style:style>
    <style:style style:name="P16" style:family="paragraph" style:parent-style-name="Standard">
      <style:paragraph-properties fo:line-height="140%" fo:padding="0.2in" fo:border="none"/>
      <style:text-properties fo:color="#dddddd" style:font-name="Courier New1" officeooo:rsid="00527fbf" officeooo:paragraph-rsid="00527fbf"/>
    </style:style>
    <style:style style:name="P17" style:family="paragraph" style:parent-style-name="Standard">
      <style:paragraph-properties fo:line-height="140%" fo:padding="0.2in" fo:border="none"/>
      <style:text-properties fo:color="#dddddd" style:font-name="Courier New1" fo:font-weight="normal" officeooo:rsid="000a5e29" officeooo:paragraph-rsid="000c4593" style:font-weight-asian="normal" style:font-weight-complex="normal"/>
    </style:style>
    <style:style style:name="P18" style:family="paragraph" style:parent-style-name="Standard">
      <style:paragraph-properties fo:line-height="140%" fo:padding="0.2in" fo:border="none"/>
      <style:text-properties fo:color="#dddddd" style:font-name="Courier New1" fo:font-weight="normal" officeooo:rsid="000c4593" officeooo:paragraph-rsid="000c4593" style:font-weight-asian="normal" style:font-weight-complex="normal"/>
    </style:style>
    <style:style style:name="P19" style:family="paragraph" style:parent-style-name="Standard">
      <style:paragraph-properties fo:line-height="140%" fo:padding="0.2in" fo:border="none"/>
      <style:text-properties fo:color="#dddddd" style:font-name="Courier New1" fo:font-weight="normal" officeooo:rsid="00329f90" officeooo:paragraph-rsid="00329f90" style:font-weight-asian="normal" style:font-weight-complex="normal"/>
    </style:style>
    <style:style style:name="P20" style:family="paragraph" style:parent-style-name="Standard">
      <style:paragraph-properties fo:line-height="140%" fo:padding="0.2in" fo:border="none"/>
      <style:text-properties fo:color="#dddddd" style:font-name="Courier New1" fo:font-weight="normal" officeooo:rsid="0010c6fc" officeooo:paragraph-rsid="0010c6fc" style:font-weight-asian="normal" style:font-weight-complex="normal"/>
    </style:style>
    <style:style style:name="P21" style:family="paragraph" style:parent-style-name="Standard">
      <style:paragraph-properties fo:line-height="140%" fo:padding="0.2in" fo:border="none"/>
      <style:text-properties fo:color="#dddddd" style:font-name="Courier New1" fo:font-weight="normal" officeooo:rsid="001e11a4" officeooo:paragraph-rsid="001e11a4" style:font-weight-asian="normal" style:font-weight-complex="normal"/>
    </style:style>
    <style:style style:name="P22" style:family="paragraph" style:parent-style-name="Standard">
      <style:paragraph-properties fo:line-height="140%" fo:padding="0.2in" fo:border="none"/>
      <style:text-properties fo:color="#dddddd" style:font-name="Courier New1" fo:font-size="14pt" fo:font-weight="bold" officeooo:rsid="001763d0" officeooo:paragraph-rsid="001763d0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40%" fo:padding="0.2in" fo:border="none"/>
      <style:text-properties fo:color="#dddddd" style:font-name="Courier New1" fo:font-size="12pt" fo:font-weight="normal" officeooo:rsid="003f20e9" officeooo:paragraph-rsid="003e0415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line-height="140%" fo:padding="0.2in" fo:border="none"/>
      <style:text-properties fo:color="#dddddd" style:font-name="Courier New1" fo:font-size="12pt" fo:font-weight="normal" officeooo:rsid="00418c21" officeooo:paragraph-rsid="00418c2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line-height="140%" fo:padding="0.2in" fo:border="none"/>
      <style:text-properties fo:color="#dddddd" officeooo:rsid="00099d7f" officeooo:paragraph-rsid="00099d7f"/>
    </style:style>
    <style:style style:name="P26" style:family="paragraph" style:parent-style-name="Standard">
      <style:paragraph-properties fo:line-height="140%" fo:padding="0.2in" fo:border="none"/>
      <style:text-properties fo:color="#dddddd" fo:font-style="normal" officeooo:rsid="001fc3fb" officeooo:paragraph-rsid="001fc3fb" style:font-style-asian="normal" style:font-style-complex="normal"/>
    </style:style>
    <style:style style:name="P27" style:family="paragraph" style:parent-style-name="Standard">
      <style:paragraph-properties fo:line-height="140%" fo:padding="0.2in" fo:border="none"/>
      <style:text-properties fo:color="#dddddd" fo:font-size="14pt" fo:font-weight="bold" officeooo:rsid="0010c6fc" officeooo:paragraph-rsid="0010c6fc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140%" fo:padding="0.2in" fo:border="none"/>
      <style:text-properties fo:color="#dddddd" officeooo:paragraph-rsid="0010fb89"/>
    </style:style>
    <style:style style:name="P29" style:family="paragraph" style:parent-style-name="Standard">
      <style:paragraph-properties fo:line-height="140%" fo:padding="0.2in" fo:border="none"/>
      <style:text-properties fo:color="#dddddd" style:font-name="Mono1" officeooo:rsid="00099d7f" officeooo:paragraph-rsid="00099d7f"/>
    </style:style>
    <style:style style:name="P30" style:family="paragraph" style:parent-style-name="Standard">
      <style:paragraph-properties fo:line-height="140%" fo:padding="0.2in" fo:border="none"/>
      <style:text-properties fo:color="#dddddd" style:font-name="Mono1" officeooo:rsid="000a5e29" officeooo:paragraph-rsid="0011ee59"/>
    </style:style>
    <style:style style:name="P31" style:family="paragraph" style:parent-style-name="Standard">
      <style:paragraph-properties fo:line-height="140%" fo:padding="0.2in" fo:border="none"/>
      <style:text-properties fo:color="#dddddd" style:font-name="Mono1" fo:font-weight="normal" officeooo:rsid="0039657b" officeooo:paragraph-rsid="0039657b" style:font-weight-asian="normal" style:font-weight-complex="normal"/>
    </style:style>
    <style:style style:name="P32" style:family="paragraph" style:parent-style-name="Standard">
      <style:paragraph-properties fo:line-height="140%" fo:padding="0.2in" fo:border="none"/>
      <style:text-properties fo:color="#dddddd" style:font-name="Mono1" fo:font-weight="normal" officeooo:rsid="004c15f5" officeooo:paragraph-rsid="004c15f5" style:font-weight-asian="normal" style:font-weight-complex="normal"/>
    </style:style>
    <style:style style:name="P33" style:family="paragraph" style:parent-style-name="Standard">
      <style:paragraph-properties fo:line-height="140%" fo:padding="0.2in" fo:border="none"/>
      <style:text-properties fo:color="#dddddd" style:font-name="Mono1" fo:font-weight="normal" officeooo:rsid="001ca1b3" officeooo:paragraph-rsid="001ca1b3" style:font-weight-asian="normal" style:font-weight-complex="normal"/>
    </style:style>
    <style:style style:name="P34" style:family="paragraph" style:parent-style-name="Standard">
      <style:paragraph-properties fo:line-height="140%" fo:padding="0.2in" fo:border="none"/>
      <style:text-properties fo:color="#dddddd" style:font-name="Mono1" fo:font-weight="normal" officeooo:rsid="0038abe8" officeooo:paragraph-rsid="0038abe8" style:font-weight-asian="normal" style:font-weight-complex="normal"/>
    </style:style>
    <style:style style:name="P35" style:family="paragraph" style:parent-style-name="Standard">
      <style:paragraph-properties fo:line-height="140%" fo:padding="0.2in" fo:border="none"/>
      <style:text-properties fo:color="#dddddd" style:font-name="Mono1" fo:font-weight="normal" officeooo:rsid="000c4593" officeooo:paragraph-rsid="000c4593" style:font-weight-asian="normal" style:font-weight-complex="normal"/>
    </style:style>
    <style:style style:name="P36" style:family="paragraph" style:parent-style-name="Standard">
      <style:paragraph-properties fo:line-height="140%" fo:padding="0.2in" fo:border="none"/>
      <style:text-properties fo:color="#dddddd" style:font-name="Mono1" fo:font-weight="normal" officeooo:rsid="000c4593" officeooo:paragraph-rsid="000d2348" style:font-weight-asian="normal" style:font-weight-complex="normal"/>
    </style:style>
    <style:style style:name="P37" style:family="paragraph" style:parent-style-name="Standard">
      <style:paragraph-properties fo:line-height="140%" fo:padding="0.2in" fo:border="none"/>
      <style:text-properties fo:color="#dddddd" style:font-name="Mono1" fo:font-weight="normal" officeooo:rsid="000d2348" officeooo:paragraph-rsid="000d2348" style:font-weight-asian="normal" style:font-weight-complex="normal"/>
    </style:style>
    <style:style style:name="P38" style:family="paragraph" style:parent-style-name="Standard">
      <style:paragraph-properties fo:line-height="140%" fo:padding="0.2in" fo:border="none"/>
      <style:text-properties fo:color="#dddddd" style:font-name="Mono1" fo:font-weight="normal" officeooo:rsid="000d2348" officeooo:paragraph-rsid="002a5b07" style:font-weight-asian="normal" style:font-weight-complex="normal"/>
    </style:style>
    <style:style style:name="P39" style:family="paragraph" style:parent-style-name="Standard">
      <style:paragraph-properties fo:line-height="140%" fo:padding="0.2in" fo:border="none"/>
      <style:text-properties fo:color="#dddddd" style:font-name="Mono1" fo:font-weight="normal" officeooo:rsid="002a128c" officeooo:paragraph-rsid="002a128c" style:font-weight-asian="normal" style:font-weight-complex="normal"/>
    </style:style>
    <style:style style:name="P40" style:family="paragraph" style:parent-style-name="Standard">
      <style:paragraph-properties fo:line-height="140%" fo:padding="0.2in" fo:border="none"/>
      <style:text-properties fo:color="#dddddd" style:font-name="Mono1" fo:font-weight="normal" officeooo:rsid="003850d5" officeooo:paragraph-rsid="003850d5" style:font-weight-asian="normal" style:font-weight-complex="normal"/>
    </style:style>
    <style:style style:name="P41" style:family="paragraph" style:parent-style-name="Standard">
      <style:paragraph-properties fo:line-height="140%" fo:padding="0.2in" fo:border="none"/>
      <style:text-properties fo:color="#dddddd" style:font-name="Mono1" fo:font-weight="normal" officeooo:rsid="000f0b34" officeooo:paragraph-rsid="000f0b34" style:font-weight-asian="normal" style:font-weight-complex="normal"/>
    </style:style>
    <style:style style:name="P42" style:family="paragraph" style:parent-style-name="Standard">
      <style:paragraph-properties fo:line-height="140%" fo:padding="0.2in" fo:border="none"/>
      <style:text-properties fo:color="#dddddd" style:font-name="Mono1" fo:font-weight="normal" officeooo:rsid="00237b24" officeooo:paragraph-rsid="00237b24" style:font-weight-asian="normal" style:font-weight-complex="normal"/>
    </style:style>
    <style:style style:name="P43" style:family="paragraph" style:parent-style-name="Standard">
      <style:paragraph-properties fo:line-height="140%" fo:padding="0.2in" fo:border="none"/>
      <style:text-properties fo:color="#dddddd" style:font-name="Mono1" fo:font-weight="normal" officeooo:rsid="0010b183" officeooo:paragraph-rsid="0011ee59" style:font-weight-asian="normal" style:font-weight-complex="normal"/>
    </style:style>
    <style:style style:name="P44" style:family="paragraph" style:parent-style-name="Standard">
      <style:paragraph-properties fo:line-height="140%" fo:padding="0.2in" fo:border="none"/>
      <style:text-properties fo:color="#dddddd" style:font-name="Mono1" fo:font-weight="normal" officeooo:rsid="0010c6fc" officeooo:paragraph-rsid="0010c6fc" style:font-weight-asian="normal" style:font-weight-complex="normal"/>
    </style:style>
    <style:style style:name="P45" style:family="paragraph" style:parent-style-name="Standard">
      <style:paragraph-properties fo:line-height="140%" fo:padding="0.2in" fo:border="none"/>
      <style:text-properties fo:color="#dddddd" style:font-name="Mono1" fo:font-weight="normal" officeooo:rsid="001e11a4" officeooo:paragraph-rsid="001e11a4" style:font-weight-asian="normal" style:font-weight-complex="normal"/>
    </style:style>
    <style:style style:name="P46" style:family="paragraph" style:parent-style-name="Standard">
      <style:paragraph-properties fo:line-height="140%" fo:padding="0.2in" fo:border="none"/>
      <style:text-properties fo:color="#dddddd" style:font-name="Mono1" officeooo:rsid="000ef0e9" officeooo:paragraph-rsid="000ef0e9"/>
    </style:style>
    <style:style style:name="P47" style:family="paragraph" style:parent-style-name="Standard">
      <style:paragraph-properties fo:line-height="140%" fo:padding="0.2in" fo:border="none"/>
      <style:text-properties fo:color="#dddddd" style:font-name="Mono1" officeooo:paragraph-rsid="000f0b34"/>
    </style:style>
    <style:style style:name="P48" style:family="paragraph" style:parent-style-name="Standard">
      <style:paragraph-properties fo:line-height="140%" fo:padding="0.2in" fo:border="none"/>
      <style:text-properties fo:color="#dddddd" style:font-name="Mono1" officeooo:paragraph-rsid="001fc3fb"/>
    </style:style>
    <style:style style:name="P49" style:family="paragraph" style:parent-style-name="Standard">
      <style:paragraph-properties fo:line-height="140%" fo:padding="0.2in" fo:border="none"/>
      <style:text-properties fo:color="#dddddd" style:font-name="Mono1" officeooo:paragraph-rsid="0030995d"/>
    </style:style>
    <style:style style:name="P50" style:family="paragraph" style:parent-style-name="Standard">
      <style:paragraph-properties fo:line-height="140%" fo:padding="0.2in" fo:border="none"/>
      <style:text-properties fo:color="#dddddd" style:font-name="Mono1" officeooo:paragraph-rsid="0028e829"/>
    </style:style>
    <style:style style:name="P51" style:family="paragraph" style:parent-style-name="Standard">
      <style:paragraph-properties fo:line-height="140%" fo:padding="0.2in" fo:border="none"/>
      <style:text-properties fo:color="#dddddd" style:font-name="Mono1" officeooo:paragraph-rsid="00466e2b"/>
    </style:style>
    <style:style style:name="P52" style:family="paragraph" style:parent-style-name="Standard">
      <style:paragraph-properties fo:line-height="140%" fo:padding="0.2in" fo:border="none"/>
      <style:text-properties fo:color="#dddddd" style:font-name="Mono1" officeooo:paragraph-rsid="0032b80d"/>
    </style:style>
    <style:style style:name="P53" style:family="paragraph" style:parent-style-name="Standard">
      <style:paragraph-properties fo:line-height="140%" fo:padding="0.2in" fo:border="none"/>
      <style:text-properties fo:color="#dddddd" style:font-name="Mono1" officeooo:paragraph-rsid="0034f975"/>
    </style:style>
    <style:style style:name="P54" style:family="paragraph" style:parent-style-name="Standard">
      <style:paragraph-properties fo:line-height="140%" fo:padding="0.2in" fo:border="none"/>
      <style:text-properties fo:color="#dddddd" style:font-name="Mono1" officeooo:paragraph-rsid="000c4593"/>
    </style:style>
    <style:style style:name="P55" style:family="paragraph" style:parent-style-name="Standard">
      <style:paragraph-properties fo:line-height="140%" fo:padding="0.2in" fo:border="none"/>
      <style:text-properties fo:color="#dddddd" style:font-name="Mono1" officeooo:paragraph-rsid="003783a1"/>
    </style:style>
    <style:style style:name="P56" style:family="paragraph" style:parent-style-name="Standard">
      <style:paragraph-properties fo:line-height="140%" fo:padding="0.2in" fo:border="none"/>
      <style:text-properties fo:color="#dddddd" style:font-name="Mono1" officeooo:paragraph-rsid="001763d0"/>
    </style:style>
    <style:style style:name="P57" style:family="paragraph" style:parent-style-name="Standard">
      <style:paragraph-properties fo:line-height="140%" fo:padding="0.2in" fo:border="none"/>
      <style:text-properties fo:color="#dddddd" style:font-name="Mono1" officeooo:paragraph-rsid="004130dd"/>
    </style:style>
    <style:style style:name="P58" style:family="paragraph" style:parent-style-name="Standard">
      <style:paragraph-properties fo:line-height="140%" fo:padding="0.2in" fo:border="none"/>
      <style:text-properties fo:color="#dddddd" style:font-name="Mono1" officeooo:paragraph-rsid="00418c21"/>
    </style:style>
    <style:style style:name="P59" style:family="paragraph" style:parent-style-name="Standard">
      <style:paragraph-properties fo:line-height="140%" fo:padding="0.2in" fo:border="none"/>
      <style:text-properties fo:color="#dddddd" style:font-name="Mono1" officeooo:rsid="0010b183" officeooo:paragraph-rsid="0010b183"/>
    </style:style>
    <style:style style:name="P60" style:family="paragraph" style:parent-style-name="Standard">
      <style:paragraph-properties fo:line-height="140%" fo:padding="0.2in" fo:border="none"/>
      <style:text-properties fo:color="#dddddd" style:font-name="Mono1" fo:font-style="normal" fo:font-weight="normal" officeooo:rsid="000f0b34" officeooo:paragraph-rsid="000f0b34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line-height="140%" fo:padding="0.2in" fo:border="none"/>
      <style:text-properties fo:color="#dddddd" style:font-name="Mono1" fo:font-style="normal" fo:font-weight="normal" officeooo:rsid="000f0b34" officeooo:paragraph-rsid="002a5b07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line-height="140%" fo:padding="0.2in" fo:border="none"/>
      <style:text-properties fo:color="#dddddd" style:font-name="Mono1" fo:font-style="normal" fo:font-weight="normal" officeooo:rsid="00439182" officeooo:paragraph-rsid="00439182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line-height="140%" fo:padding="0.2in" fo:border="none"/>
      <style:text-properties fo:color="#dddddd" style:font-name="Mono1" fo:font-style="normal" fo:font-weight="normal" officeooo:rsid="0010b183" officeooo:paragraph-rsid="0010b183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line-height="140%" fo:padding="0.2in" fo:border="none"/>
      <style:text-properties fo:color="#dddddd" style:font-name="Mono1" fo:font-style="normal" fo:font-weight="normal" officeooo:rsid="0010b183" officeooo:paragraph-rsid="0011ee59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line-height="140%" fo:padding="0.2in" fo:border="none"/>
      <style:text-properties fo:color="#dddddd" style:font-name="Mono1" fo:font-style="normal" fo:font-weight="normal" officeooo:rsid="003b280b" officeooo:paragraph-rsid="003b280b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line-height="140%" fo:padding="0.2in" fo:border="none"/>
      <style:text-properties fo:color="#dddddd" style:font-name="Mono1" fo:font-style="normal" fo:font-weight="normal" officeooo:rsid="0010c6fc" officeooo:paragraph-rsid="0010c6fc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line-height="140%" fo:padding="0.2in" fo:border="none"/>
      <style:text-properties fo:color="#dddddd" style:font-name="Mono1" fo:font-style="normal" fo:font-weight="normal" officeooo:rsid="002b6fe4" officeooo:paragraph-rsid="002b6fe4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line-height="140%" fo:padding="0.2in" fo:border="none"/>
      <style:text-properties fo:color="#dddddd" style:font-name="Mono1" fo:font-style="normal" fo:font-weight="normal" officeooo:rsid="001fc3fb" officeooo:paragraph-rsid="001fc3fb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line-height="140%" fo:padding="0.2in" fo:border="none"/>
      <style:text-properties fo:color="#dddddd" style:font-name="Mono1" fo:font-style="normal" fo:font-weight="normal" officeooo:rsid="0021bb71" officeooo:paragraph-rsid="0021bb71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line-height="140%" fo:padding="0.2in" fo:border="none"/>
      <style:text-properties fo:color="#dddddd" style:font-name="Mono1" fo:font-style="normal" fo:font-weight="normal" officeooo:rsid="0024b5e5" officeooo:paragraph-rsid="0024b5e5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line-height="140%" fo:padding="0.2in" fo:border="none"/>
      <style:text-properties fo:color="#dddddd" style:font-name="Mono1" fo:font-style="normal" fo:font-weight="normal" officeooo:rsid="0030995d" officeooo:paragraph-rsid="0030995d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line-height="140%" fo:padding="0.2in" fo:border="none"/>
      <style:text-properties fo:color="#dddddd" style:font-name="Mono1" fo:font-style="normal" fo:font-weight="normal" officeooo:rsid="0026fb66" officeooo:paragraph-rsid="0026fb66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line-height="140%" fo:padding="0.2in" fo:border="none"/>
      <style:text-properties fo:color="#dddddd" style:font-name="Mono1" fo:font-style="normal" fo:font-weight="normal" officeooo:rsid="00287381" officeooo:paragraph-rsid="00287381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line-height="140%" fo:padding="0.2in" fo:border="none"/>
      <style:text-properties fo:color="#dddddd" style:font-name="Mono1" fo:font-style="normal" fo:font-weight="normal" officeooo:rsid="0028e829" officeooo:paragraph-rsid="0028e829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line-height="140%" fo:padding="0.2in" fo:border="none"/>
      <style:text-properties fo:color="#dddddd" style:font-name="Mono1" fo:font-style="normal" fo:font-weight="normal" officeooo:rsid="0030cf80" officeooo:paragraph-rsid="0030cf80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line-height="140%" fo:padding="0.2in" fo:border="none"/>
      <style:text-properties fo:color="#dddddd" style:font-name="Mono1" fo:font-style="normal" fo:font-weight="normal" officeooo:rsid="002bf30c" officeooo:paragraph-rsid="00466e2b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line-height="140%" fo:padding="0.2in" fo:border="none"/>
      <style:text-properties fo:color="#dddddd" style:font-name="Mono1" fo:font-style="normal" fo:font-weight="normal" officeooo:rsid="00369bf9" officeooo:paragraph-rsid="00466e2b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line-height="140%" fo:padding="0.2in" fo:border="none"/>
      <style:text-properties fo:color="#dddddd" style:font-name="Mono1" fo:font-style="normal" fo:font-weight="normal" officeooo:rsid="0010fb89" officeooo:paragraph-rsid="001fc3fb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line-height="140%" fo:padding="0.2in" fo:border="none"/>
      <style:text-properties fo:color="#dddddd" style:font-name="Mono1" fo:font-style="normal" fo:font-weight="normal" officeooo:rsid="00169f86" officeooo:paragraph-rsid="00329f90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line-height="140%" fo:padding="0.2in" fo:border="none"/>
      <style:text-properties fo:color="#dddddd" style:font-name="Mono1" fo:font-style="normal" fo:font-weight="normal" officeooo:rsid="00169f86" officeooo:paragraph-rsid="0034f975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line-height="140%" fo:padding="0.2in" fo:border="none"/>
      <style:text-properties fo:color="#dddddd" style:font-name="Mono1" fo:font-style="normal" fo:font-weight="normal" officeooo:rsid="0011ee59" officeooo:paragraph-rsid="0034f975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line-height="140%" fo:padding="0.2in" fo:border="none"/>
      <style:text-properties fo:color="#dddddd" style:font-name="Mono1" fo:font-style="normal" fo:font-weight="normal" officeooo:rsid="0036286d" officeooo:paragraph-rsid="0036286d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line-height="140%" fo:padding="0.2in" fo:border="none"/>
      <style:text-properties fo:color="#dddddd" style:font-name="Mono1" fo:font-style="normal" officeooo:rsid="0010b183" officeooo:paragraph-rsid="0010b183" style:font-style-asian="normal" style:font-style-complex="normal"/>
    </style:style>
    <style:style style:name="P84" style:family="paragraph" style:parent-style-name="Standard">
      <style:paragraph-properties fo:line-height="140%" fo:padding="0.2in" fo:border="none"/>
      <style:text-properties fo:color="#dddddd" style:font-name="Mono1" fo:font-style="normal" officeooo:rsid="0013d3c5" officeooo:paragraph-rsid="00329f90" style:font-style-asian="normal" style:font-style-complex="normal"/>
    </style:style>
    <style:style style:name="P85" style:family="paragraph" style:parent-style-name="Standard">
      <style:paragraph-properties fo:line-height="140%" fo:padding="0.2in" fo:border="none"/>
      <style:text-properties fo:color="#dddddd" style:font-name="Mono1" fo:font-style="normal" officeooo:rsid="0013d3c5" officeooo:paragraph-rsid="0034f975" style:font-style-asian="normal" style:font-style-complex="normal"/>
    </style:style>
    <style:style style:name="P86" style:family="paragraph" style:parent-style-name="Standard">
      <style:paragraph-properties fo:line-height="140%" fo:padding="0.2in" fo:border="none"/>
      <style:text-properties fo:color="#dddddd" style:font-name="Mono1" fo:font-style="normal" officeooo:rsid="0011ee59" officeooo:paragraph-rsid="0034f975" style:font-style-asian="normal" style:font-style-complex="normal"/>
    </style:style>
    <style:style style:name="P87" style:family="paragraph" style:parent-style-name="Standard">
      <style:paragraph-properties fo:line-height="140%" fo:padding="0.2in" fo:border="none"/>
      <style:text-properties fo:color="#dddddd" style:font-name="Mono1" fo:font-style="normal" officeooo:rsid="0032b80d" officeooo:paragraph-rsid="0034f975" style:font-style-asian="normal" style:font-style-complex="normal"/>
    </style:style>
    <style:style style:name="P88" style:family="paragraph" style:parent-style-name="Standard">
      <style:paragraph-properties fo:line-height="140%" fo:padding="0.2in" fo:border="none"/>
      <style:text-properties fo:color="#dddddd" style:font-name="Mono1" fo:font-style="normal" officeooo:paragraph-rsid="0043c10c" style:font-style-asian="normal" style:font-style-complex="normal"/>
    </style:style>
    <style:style style:name="P89" style:family="paragraph" style:parent-style-name="Standard">
      <style:paragraph-properties fo:line-height="140%" fo:padding="0.2in" fo:border="none"/>
      <style:text-properties fo:color="#dddddd" style:font-name="Mono1" fo:font-style="normal" style:text-underline-style="solid" style:text-underline-width="auto" style:text-underline-color="font-color" fo:font-weight="normal" officeooo:rsid="0028e829" officeooo:paragraph-rsid="0028e829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line-height="140%" fo:padding="0.2in" fo:border="none"/>
      <style:text-properties fo:color="#dddddd" style:font-name="Mono1" fo:font-style="normal" style:text-underline-style="solid" style:text-underline-width="auto" style:text-underline-color="font-color" fo:font-weight="normal" officeooo:rsid="0010fb89" officeooo:paragraph-rsid="001fc3fb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line-height="140%" fo:padding="0.2in" fo:border="none"/>
      <style:text-properties fo:color="#dddddd" style:font-name="Mono1" fo:font-style="normal" style:text-underline-style="none" fo:font-weight="normal" officeooo:rsid="0033e313" officeooo:paragraph-rsid="0034f975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line-height="140%" fo:padding="0.2in" fo:border="none"/>
      <style:text-properties fo:color="#dddddd" style:font-name="Mono1" officeooo:rsid="0030995d" officeooo:paragraph-rsid="0030995d"/>
    </style:style>
    <style:style style:name="P93" style:family="paragraph" style:parent-style-name="Standard">
      <style:paragraph-properties fo:line-height="140%" fo:padding="0.2in" fo:border="none"/>
      <style:text-properties fo:color="#dddddd" style:font-name="Mono1" officeooo:rsid="001763d0" officeooo:paragraph-rsid="00466e2b"/>
    </style:style>
    <style:style style:name="P94" style:family="paragraph" style:parent-style-name="Standard">
      <style:paragraph-properties fo:line-height="140%" fo:padding="0.2in" fo:border="none"/>
      <style:text-properties fo:color="#dddddd" style:font-name="Mono1" officeooo:rsid="003c32ad" officeooo:paragraph-rsid="003c32ad"/>
    </style:style>
    <style:style style:name="P95" style:family="paragraph" style:parent-style-name="Standard">
      <style:paragraph-properties fo:line-height="140%" fo:padding="0.2in" fo:border="none"/>
      <style:text-properties fo:color="#dddddd" style:font-name="Mono1" officeooo:rsid="0036286d" officeooo:paragraph-rsid="0036286d"/>
    </style:style>
    <style:style style:name="P96" style:family="paragraph" style:parent-style-name="Standard">
      <style:paragraph-properties fo:line-height="140%" fo:padding="0.2in" fo:border="none"/>
      <style:text-properties fo:color="#dddddd" style:font-name="Mono1" officeooo:rsid="00439182" officeooo:paragraph-rsid="00439182"/>
    </style:style>
    <style:style style:name="P97" style:family="paragraph" style:parent-style-name="Standard">
      <style:paragraph-properties fo:line-height="140%" fo:padding="0.2in" fo:border="none"/>
      <style:text-properties fo:color="#dddddd" style:font-name="Mono1" officeooo:rsid="00329f90" officeooo:paragraph-rsid="00329f90"/>
    </style:style>
    <style:style style:name="P98" style:family="paragraph" style:parent-style-name="Standard">
      <style:paragraph-properties fo:line-height="140%" fo:padding="0.2in" fo:border="none"/>
      <style:text-properties fo:color="#dddddd" style:font-name="Mono1" officeooo:rsid="003783a1" officeooo:paragraph-rsid="003783a1"/>
    </style:style>
    <style:style style:name="P99" style:family="paragraph" style:parent-style-name="Standard">
      <style:paragraph-properties fo:line-height="140%" fo:padding="0.2in" fo:border="none"/>
      <style:text-properties fo:color="#dddddd" style:font-name="Mono1" officeooo:rsid="0037ee52" officeooo:paragraph-rsid="0037ee52"/>
    </style:style>
    <style:style style:name="P100" style:family="paragraph" style:parent-style-name="Standard">
      <style:paragraph-properties fo:line-height="140%" fo:padding="0.2in" fo:border="none"/>
      <style:text-properties fo:color="#dddddd" style:font-name="Mono1" fo:font-size="12pt" fo:font-weight="normal" officeooo:rsid="001763d0" officeooo:paragraph-rsid="001763d0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line-height="140%" fo:padding="0.2in" fo:border="none"/>
      <style:text-properties fo:color="#dddddd" style:font-name="Mono1" fo:font-size="12pt" fo:font-weight="normal" officeooo:rsid="00188504" officeooo:paragraph-rsid="00188504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line-height="140%" fo:padding="0.2in" fo:border="none"/>
      <style:text-properties fo:color="#dddddd" style:font-name="Mono1" fo:font-size="12pt" fo:font-weight="normal" officeooo:rsid="00186e67" officeooo:paragraph-rsid="00186e67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line-height="140%" fo:padding="0.2in" fo:border="none"/>
      <style:text-properties fo:color="#dddddd" style:font-name="Mono1" fo:font-size="12pt" fo:font-weight="normal" officeooo:rsid="001a0407" officeooo:paragraph-rsid="001a0407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line-height="140%" fo:padding="0.2in" fo:border="none"/>
      <style:text-properties fo:color="#dddddd" style:font-name="Mono1" fo:font-size="12pt" fo:font-weight="normal" officeooo:rsid="001b3b68" officeooo:paragraph-rsid="001b3b68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line-height="140%" fo:padding="0.2in" fo:border="none"/>
      <style:text-properties fo:color="#dddddd" style:font-name="Mono1" fo:font-size="12pt" fo:font-weight="normal" officeooo:rsid="004130dd" officeooo:paragraph-rsid="004130dd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line-height="140%" fo:padding="0.2in" fo:border="none"/>
      <style:text-properties fo:color="#dddddd" style:font-name="Mono1" fo:font-size="12pt" fo:font-weight="normal" officeooo:rsid="003e0415" officeooo:paragraph-rsid="003e0415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line-height="140%" fo:padding="0.2in" fo:border="none"/>
      <style:text-properties fo:color="#dddddd" style:font-name="Mono1" fo:font-size="12pt" fo:font-weight="normal" officeooo:rsid="003f20e9" officeooo:paragraph-rsid="003e0415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line-height="140%" fo:padding="0.2in" fo:border="none"/>
      <style:text-properties fo:color="#dddddd" style:font-name="Mono1" fo:font-size="12pt" fo:font-weight="normal" officeooo:rsid="0043c10c" officeooo:paragraph-rsid="0043c10c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line-height="140%" fo:padding="0.2in" fo:border="none"/>
      <style:text-properties fo:color="#dddddd" style:font-name="Mono1" fo:font-size="12pt" style:text-underline-style="solid" style:text-underline-width="auto" style:text-underline-color="font-color" fo:font-weight="normal" officeooo:rsid="004cdbb6" officeooo:paragraph-rsid="004cdbb6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line-height="140%" fo:padding="0.2in" fo:border="none"/>
      <style:text-properties fo:color="#dddddd" style:font-name="Mono1" fo:font-size="12pt" style:text-underline-style="none" fo:font-weight="normal" officeooo:rsid="004cdbb6" officeooo:paragraph-rsid="004cdbb6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line-height="140%" fo:padding="0.2in" fo:border="none"/>
      <style:text-properties fo:color="#dddddd" style:font-name="Mono1" fo:font-size="12pt" fo:font-style="italic" fo:font-weight="normal" officeooo:rsid="0043c10c" officeooo:paragraph-rsid="0043c10c" style:font-size-asian="10.5pt" style:font-style-asian="italic" style:font-weight-asian="normal" style:font-size-complex="12pt" style:font-style-complex="italic" style:font-weight-complex="normal"/>
    </style:style>
    <style:style style:name="P112" style:family="paragraph" style:parent-style-name="Standard">
      <style:paragraph-properties fo:line-height="140%" fo:padding="0.2in" fo:border="none"/>
      <style:text-properties fo:color="#dddddd" style:font-name="Mono1" fo:font-size="12pt" fo:font-style="italic" fo:font-weight="normal" officeooo:rsid="0043ef11" officeooo:paragraph-rsid="0043c10c" style:font-size-asian="10.5pt" style:font-style-asian="italic" style:font-weight-asian="normal" style:font-size-complex="12pt" style:font-style-complex="italic" style:font-weight-complex="normal"/>
    </style:style>
    <style:style style:name="P113" style:family="paragraph" style:parent-style-name="Standard">
      <style:paragraph-properties fo:line-height="140%" fo:padding="0.2in" fo:border="none"/>
      <style:text-properties fo:color="#dddddd" style:font-name="Mono1" officeooo:rsid="006314fe" officeooo:paragraph-rsid="006314fe"/>
    </style:style>
    <style:style style:name="P114" style:family="paragraph" style:parent-style-name="Standard">
      <style:paragraph-properties fo:line-height="140%" fo:padding="0.2in" fo:border="none"/>
      <style:text-properties fo:color="#dddddd" style:font-name="Mono1" officeooo:rsid="004130dd" officeooo:paragraph-rsid="004130dd"/>
    </style:style>
    <style:style style:name="P115" style:family="paragraph" style:parent-style-name="Standard">
      <style:paragraph-properties fo:line-height="140%" fo:padding="0.2in" fo:border="none"/>
      <style:text-properties fo:color="#dddddd" style:font-name="Mono1" officeooo:rsid="0043c10c" officeooo:paragraph-rsid="0043c10c"/>
    </style:style>
    <style:style style:name="P116" style:family="paragraph" style:parent-style-name="Standard">
      <style:paragraph-properties fo:line-height="140%" fo:padding="0.2in" fo:border="none"/>
      <style:text-properties style:font-name="Mono1" officeooo:rsid="0010fb89" officeooo:paragraph-rsid="0032024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ee59" style:font-weight-asian="normal" style:font-weight-complex="normal"/>
    </style:style>
    <style:style style:name="T3" style:family="text">
      <style:text-properties fo:font-weight="normal" officeooo:rsid="0014b39d" style:font-weight-asian="normal" style:font-weight-complex="normal"/>
    </style:style>
    <style:style style:name="T4" style:family="text">
      <style:text-properties fo:font-weight="normal" officeooo:rsid="000f0b34" style:font-weight-asian="normal" style:font-weight-complex="normal"/>
    </style:style>
    <style:style style:name="T5" style:family="text">
      <style:text-properties fo:font-weight="normal" officeooo:rsid="0039657b" style:font-weight-asian="normal" style:font-weight-complex="normal"/>
    </style:style>
    <style:style style:name="T6" style:family="text">
      <style:text-properties fo:font-weight="normal" officeooo:rsid="0028e829" style:font-weight-asian="normal" style:font-weight-complex="normal"/>
    </style:style>
    <style:style style:name="T7" style:family="text">
      <style:text-properties fo:font-weight="normal" officeooo:rsid="0041afe1" style:font-weight-asian="normal" style:font-weight-complex="normal"/>
    </style:style>
    <style:style style:name="T8" style:family="text">
      <style:text-properties fo:font-weight="normal" officeooo:rsid="006314fe" style:font-weight-asian="normal" style:font-weight-complex="normal"/>
    </style:style>
    <style:style style:name="T9" style:family="text">
      <style:text-properties fo:font-weight="normal" officeooo:rsid="0010fb89" style:font-weight-asian="normal" style:font-weight-complex="normal"/>
    </style:style>
    <style:style style:name="T10" style:family="text">
      <style:text-properties fo:font-weight="normal" officeooo:rsid="00169f86" style:font-weight-asian="normal" style:font-weight-complex="normal"/>
    </style:style>
    <style:style style:name="T11" style:family="text">
      <style:text-properties fo:font-weight="normal" officeooo:rsid="0032b80d" style:font-weight-asian="normal" style:font-weight-complex="normal"/>
    </style:style>
    <style:style style:name="T12" style:family="text">
      <style:text-properties fo:font-weight="normal" officeooo:rsid="00329f90" style:font-weight-asian="normal" style:font-weight-complex="normal"/>
    </style:style>
    <style:style style:name="T13" style:family="text">
      <style:text-properties fo:font-weight="normal" officeooo:rsid="000c4593" style:font-weight-asian="normal" style:font-weight-complex="normal"/>
    </style:style>
    <style:style style:name="T14" style:family="text">
      <style:text-properties fo:font-weight="normal" officeooo:rsid="000d2348" style:font-weight-asian="normal" style:font-weight-complex="normal"/>
    </style:style>
    <style:style style:name="T15" style:family="text">
      <style:text-properties fo:font-weight="normal" officeooo:rsid="006434ba" style:font-weight-asian="normal" style:font-weight-complex="normal"/>
    </style:style>
    <style:style style:name="T16" style:family="text">
      <style:text-properties fo:font-weight="normal" officeooo:rsid="006767c2" style:font-weight-asian="normal" style:font-weight-complex="normal"/>
    </style:style>
    <style:style style:name="T17" style:family="text">
      <style:text-properties style:font-name="Courier New1"/>
    </style:style>
    <style:style style:name="T18" style:family="text">
      <style:text-properties style:font-name="Courier New1" fo:font-weight="normal" style:font-weight-asian="normal" style:font-weight-complex="normal"/>
    </style:style>
    <style:style style:name="T19" style:family="text">
      <style:text-properties style:font-name="Courier New1" fo:font-weight="normal" officeooo:rsid="000d2348" style:font-weight-asian="normal" style:font-weight-complex="normal"/>
    </style:style>
    <style:style style:name="T20" style:family="text">
      <style:text-properties style:font-name="Courier New1" fo:font-weight="normal" officeooo:rsid="000c4593" style:font-weight-asian="normal" style:font-weight-complex="normal"/>
    </style:style>
    <style:style style:name="T21" style:family="text">
      <style:text-properties style:font-name="Courier New1" fo:font-weight="normal" officeooo:rsid="000f0b34" style:font-weight-asian="normal" style:font-weight-complex="normal"/>
    </style:style>
    <style:style style:name="T22" style:family="text">
      <style:text-properties style:font-name="Courier New1" fo:font-weight="normal" officeooo:rsid="0011ee59" style:font-weight-asian="normal" style:font-weight-complex="normal"/>
    </style:style>
    <style:style style:name="T23" style:family="text">
      <style:text-properties style:font-name="Courier New1" fo:font-weight="normal" officeooo:rsid="001e11a4" style:font-weight-asian="normal" style:font-weight-complex="normal"/>
    </style:style>
    <style:style style:name="T24" style:family="text">
      <style:text-properties style:font-name="Courier New1" fo:font-weight="normal" officeooo:rsid="0028e829" style:font-weight-asian="normal" style:font-weight-complex="normal"/>
    </style:style>
    <style:style style:name="T25" style:family="text">
      <style:text-properties style:font-name="Courier New1" fo:font-weight="normal" officeooo:rsid="00320245" style:font-weight-asian="normal" style:font-weight-complex="normal"/>
    </style:style>
    <style:style style:name="T26" style:family="text">
      <style:text-properties style:font-name="Courier New1" fo:font-weight="normal" officeooo:rsid="0010fb89" style:font-weight-asian="normal" style:font-weight-complex="normal"/>
    </style:style>
    <style:style style:name="T27" style:family="text">
      <style:text-properties style:font-name="Courier New1" fo:font-weight="normal" officeooo:rsid="00169f86" style:font-weight-asian="normal" style:font-weight-complex="normal"/>
    </style:style>
    <style:style style:name="T28" style:family="text">
      <style:text-properties style:font-name="Courier New1" fo:font-weight="normal" officeooo:rsid="0032b80d" style:font-weight-asian="normal" style:font-weight-complex="normal"/>
    </style:style>
    <style:style style:name="T29" style:family="text">
      <style:text-properties style:font-name="Courier New1" fo:font-weight="normal" officeooo:rsid="00329f90" style:font-weight-asian="normal" style:font-weight-complex="normal"/>
    </style:style>
    <style:style style:name="T30" style:family="text">
      <style:text-properties style:font-name="Courier New1" fo:font-weight="normal" officeooo:rsid="0039657b" style:font-weight-asian="normal" style:font-weight-complex="normal"/>
    </style:style>
    <style:style style:name="T31" style:family="text">
      <style:text-properties style:font-name="Courier New1" fo:font-weight="normal" officeooo:rsid="0041afe1" style:font-weight-asian="normal" style:font-weight-complex="normal"/>
    </style:style>
    <style:style style:name="T32" style:family="text">
      <style:text-properties style:font-name="Courier New1" fo:font-style="italic" fo:font-weight="normal" officeooo:rsid="0039657b" style:font-style-asian="italic" style:font-weight-asian="normal" style:font-style-complex="italic" style:font-weight-complex="normal"/>
    </style:style>
    <style:style style:name="T33" style:family="text">
      <style:text-properties style:font-name="Courier New1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style:font-name="Courier New1" fo:font-style="normal" fo:font-weight="normal" officeooo:rsid="000f0b34" style:font-style-asian="normal" style:font-weight-asian="normal" style:font-style-complex="normal" style:font-weight-complex="normal"/>
    </style:style>
    <style:style style:name="T35" style:family="text">
      <style:text-properties style:font-name="Courier New1" fo:font-style="normal" fo:font-weight="normal" officeooo:rsid="0011ee59" style:font-style-asian="normal" style:font-weight-asian="normal" style:font-style-complex="normal" style:font-weight-complex="normal"/>
    </style:style>
    <style:style style:name="T36" style:family="text">
      <style:text-properties style:font-name="Courier New1" fo:font-style="normal" fo:font-weight="normal" officeooo:rsid="00169f86" style:font-style-asian="normal" style:font-weight-asian="normal" style:font-style-complex="normal" style:font-weight-complex="normal"/>
    </style:style>
    <style:style style:name="T37" style:family="text">
      <style:text-properties style:font-name="Courier New1" fo:font-style="normal" fo:font-weight="normal" officeooo:rsid="0010c6fc" style:font-style-asian="normal" style:font-weight-asian="normal" style:font-style-complex="normal" style:font-weight-complex="normal"/>
    </style:style>
    <style:style style:name="T38" style:family="text">
      <style:text-properties style:font-name="Courier New1" fo:font-style="normal" fo:font-weight="normal" officeooo:rsid="0024b5e5" style:font-style-asian="normal" style:font-weight-asian="normal" style:font-style-complex="normal" style:font-weight-complex="normal"/>
    </style:style>
    <style:style style:name="T39" style:family="text">
      <style:text-properties style:font-name="Courier New1" fo:font-style="normal" fo:font-weight="normal" officeooo:rsid="00269028" style:font-style-asian="normal" style:font-weight-asian="normal" style:font-style-complex="normal" style:font-weight-complex="normal"/>
    </style:style>
    <style:style style:name="T40" style:family="text">
      <style:text-properties style:font-name="Courier New1" fo:font-style="normal" fo:font-weight="normal" officeooo:rsid="002a5b07" style:font-style-asian="normal" style:font-weight-asian="normal" style:font-style-complex="normal" style:font-weight-complex="normal"/>
    </style:style>
    <style:style style:name="T41" style:family="text">
      <style:text-properties style:font-name="Courier New1" fo:font-style="normal" fo:font-weight="normal" officeooo:rsid="0028e829" style:font-style-asian="normal" style:font-weight-asian="normal" style:font-style-complex="normal" style:font-weight-complex="normal"/>
    </style:style>
    <style:style style:name="T42" style:family="text">
      <style:text-properties style:font-name="Courier New1" fo:font-style="normal" fo:font-weight="normal" officeooo:rsid="002cdf9a" style:font-style-asian="normal" style:font-weight-asian="normal" style:font-style-complex="normal" style:font-weight-complex="normal"/>
    </style:style>
    <style:style style:name="T43" style:family="text">
      <style:text-properties style:font-name="Courier New1" fo:font-style="normal" fo:font-weight="normal" officeooo:rsid="0030cf80" style:font-style-asian="normal" style:font-weight-asian="normal" style:font-style-complex="normal" style:font-weight-complex="normal"/>
    </style:style>
    <style:style style:name="T44" style:family="text">
      <style:text-properties style:font-name="Courier New1" fo:font-style="normal" fo:font-weight="normal" officeooo:rsid="00320245" style:font-style-asian="normal" style:font-weight-asian="normal" style:font-style-complex="normal" style:font-weight-complex="normal"/>
    </style:style>
    <style:style style:name="T45" style:family="text">
      <style:text-properties style:font-name="Courier New1" fo:font-style="normal" fo:font-weight="normal" officeooo:rsid="0030995d" style:font-style-asian="normal" style:font-weight-asian="normal" style:font-style-complex="normal" style:font-weight-complex="normal"/>
    </style:style>
    <style:style style:name="T46" style:family="text">
      <style:text-properties style:font-name="Courier New1" fo:font-style="normal" fo:font-weight="normal" officeooo:rsid="00329f90" style:font-style-asian="normal" style:font-weight-asian="normal" style:font-style-complex="normal" style:font-weight-complex="normal"/>
    </style:style>
    <style:style style:name="T47" style:family="text">
      <style:text-properties style:font-name="Courier New1" fo:font-style="normal" fo:font-weight="normal" officeooo:rsid="0032b80d" style:font-style-asian="normal" style:font-weight-asian="normal" style:font-style-complex="normal" style:font-weight-complex="normal"/>
    </style:style>
    <style:style style:name="T48" style:family="text">
      <style:text-properties style:font-name="Courier New1" fo:font-style="normal" fo:font-weight="normal" officeooo:rsid="0034f975" style:font-style-asian="normal" style:font-weight-asian="normal" style:font-style-complex="normal" style:font-weight-complex="normal"/>
    </style:style>
    <style:style style:name="T49" style:family="text">
      <style:text-properties style:font-name="Courier New1" fo:font-style="normal" fo:font-weight="normal" officeooo:rsid="00358a64" style:font-style-asian="normal" style:font-weight-asian="normal" style:font-style-complex="normal" style:font-weight-complex="normal"/>
    </style:style>
    <style:style style:name="T50" style:family="text">
      <style:text-properties style:font-name="Courier New1" fo:font-style="normal" fo:font-weight="normal" officeooo:rsid="003783a1" style:font-style-asian="normal" style:font-weight-asian="normal" style:font-style-complex="normal" style:font-weight-complex="normal"/>
    </style:style>
    <style:style style:name="T51" style:family="text">
      <style:text-properties style:font-name="Courier New1" fo:font-style="normal" fo:font-weight="normal" officeooo:rsid="0038abe8" style:font-style-asian="normal" style:font-weight-asian="normal" style:font-style-complex="normal" style:font-weight-complex="normal"/>
    </style:style>
    <style:style style:name="T52" style:family="text">
      <style:text-properties style:font-name="Courier New1" fo:font-style="normal" fo:font-weight="normal" officeooo:rsid="003c32ad" style:font-style-asian="normal" style:font-weight-asian="normal" style:font-style-complex="normal" style:font-weight-complex="normal"/>
    </style:style>
    <style:style style:name="T53" style:family="text">
      <style:text-properties style:font-name="Courier New1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4" style:family="text">
      <style:text-properties style:font-name="Courier New1" fo:font-style="normal" style:text-underline-style="solid" style:text-underline-width="auto" style:text-underline-color="font-color" fo:font-weight="normal" officeooo:rsid="0021bb71" style:font-style-asian="normal" style:font-weight-asian="normal" style:font-style-complex="normal" style:font-weight-complex="normal"/>
    </style:style>
    <style:style style:name="T55" style:family="text">
      <style:text-properties style:font-name="Courier New1" fo:font-style="normal" style:text-underline-style="solid" style:text-underline-width="auto" style:text-underline-color="font-color" fo:font-weight="normal" officeooo:rsid="00358a64" style:font-style-asian="normal" style:font-weight-asian="normal" style:font-style-complex="normal" style:font-weight-complex="normal"/>
    </style:style>
    <style:style style:name="T56" style:family="text">
      <style:text-properties style:font-name="Courier New1" fo:font-style="normal" fo:font-weight="bold" officeooo:rsid="00320245" style:font-style-asian="normal" style:font-weight-asian="bold" style:font-style-complex="normal" style:font-weight-complex="bold"/>
    </style:style>
    <style:style style:name="T57" style:family="text">
      <style:text-properties style:font-name="Courier New1" fo:font-style="normal" fo:font-weight="bold" officeooo:rsid="00439182" style:font-style-asian="normal" style:font-weight-asian="bold" style:font-style-complex="normal" style:font-weight-complex="bold"/>
    </style:style>
    <style:style style:name="T58" style:family="text">
      <style:text-properties style:font-name="Courier New1" officeooo:rsid="000c4593"/>
    </style:style>
    <style:style style:name="T59" style:family="text">
      <style:text-properties style:font-name="Courier New1" style:text-underline-style="solid" style:text-underline-width="auto" style:text-underline-color="font-color" fo:font-weight="normal" style:font-weight-asian="normal" style:font-weight-complex="normal"/>
    </style:style>
    <style:style style:name="T60" style:family="text">
      <style:text-properties style:font-name="Courier New1" style:text-underline-style="solid" style:text-underline-width="auto" style:text-underline-color="font-color" fo:font-weight="normal" officeooo:rsid="0038abe8" style:font-weight-asian="normal" style:font-weight-complex="normal"/>
    </style:style>
    <style:style style:name="T61" style:family="text">
      <style:text-properties style:font-name="Courier New1" officeooo:rsid="0039877e"/>
    </style:style>
    <style:style style:name="T62" style:family="text">
      <style:text-properties style:font-name="Courier New1" officeooo:rsid="003e0415"/>
    </style:style>
    <style:style style:name="T63" style:family="text">
      <style:text-properties style:font-name="Courier New1" officeooo:rsid="003f20e9"/>
    </style:style>
    <style:style style:name="T64" style:family="text">
      <style:text-properties style:font-name="Courier New1" fo:font-size="12pt" fo:font-weight="normal" style:font-size-asian="10.5pt" style:font-weight-asian="normal" style:font-size-complex="12pt" style:font-weight-complex="normal"/>
    </style:style>
    <style:style style:name="T65" style:family="text">
      <style:text-properties style:font-name="Courier New1" fo:font-size="12pt" fo:font-weight="normal" officeooo:rsid="003f5bfc" style:font-size-asian="10.5pt" style:font-weight-asian="normal" style:font-size-complex="12pt" style:font-weight-complex="normal"/>
    </style:style>
    <style:style style:name="T66" style:family="text">
      <style:text-properties style:font-name="Courier New1" fo:font-size="12pt" fo:font-weight="normal" officeooo:rsid="004130dd" style:font-size-asian="10.5pt" style:font-weight-asian="normal" style:font-size-complex="12pt" style:font-weight-complex="normal"/>
    </style:style>
    <style:style style:name="T67" style:family="text">
      <style:text-properties style:font-name="Courier New1" fo:font-size="12pt" fo:font-weight="normal" officeooo:rsid="00418c21" style:font-size-asian="10.5pt" style:font-weight-asian="normal" style:font-size-complex="12pt" style:font-weight-complex="normal"/>
    </style:style>
    <style:style style:name="T68" style:family="text">
      <style:text-properties style:font-name="Courier New1" fo:font-size="12pt" fo:font-weight="normal" officeooo:rsid="00439182" style:font-size-asian="10.5pt" style:font-weight-asian="normal" style:font-size-complex="12pt" style:font-weight-complex="normal"/>
    </style:style>
    <style:style style:name="T69" style:family="text">
      <style:text-properties style:font-name="Courier New1" fo:font-size="12pt" fo:font-weight="normal" officeooo:rsid="0043c10c" style:font-size-asian="10.5pt" style:font-weight-asian="normal" style:font-size-complex="12pt" style:font-weight-complex="normal"/>
    </style:style>
    <style:style style:name="T70" style:family="text">
      <style:text-properties style:font-name="Courier New1" fo:font-size="12pt" fo:font-weight="normal" officeooo:rsid="0043ef11" style:font-size-asian="10.5pt" style:font-weight-asian="normal" style:font-size-complex="12pt" style:font-weight-complex="normal"/>
    </style:style>
    <style:style style:name="T71" style:family="text">
      <style:text-properties style:font-name="Courier New1" fo:font-size="12pt" fo:font-weight="normal" officeooo:rsid="0048411b" style:font-size-asian="10.5pt" style:font-weight-asian="normal" style:font-size-complex="12pt" style:font-weight-complex="normal"/>
    </style:style>
    <style:style style:name="T72" style:family="text">
      <style:text-properties style:font-name="Courier New1" fo:font-size="12pt" fo:font-weight="normal" officeooo:rsid="00493d04" style:font-size-asian="10.5pt" style:font-weight-asian="normal" style:font-size-complex="12pt" style:font-weight-complex="normal"/>
    </style:style>
    <style:style style:name="T73" style:family="text">
      <style:text-properties style:font-name="Courier New1" fo:font-size="12pt" fo:font-weight="normal" officeooo:rsid="004c7fd7" style:font-size-asian="10.5pt" style:font-weight-asian="normal" style:font-size-complex="12pt" style:font-weight-complex="normal"/>
    </style:style>
    <style:style style:name="T74" style:family="text">
      <style:text-properties style:font-name="Courier New1" fo:font-size="12pt" fo:font-weight="normal" officeooo:rsid="006314fe" style:font-size-asian="10.5pt" style:font-weight-asian="normal" style:font-size-complex="12pt" style:font-weight-complex="normal"/>
    </style:style>
    <style:style style:name="T75" style:family="text">
      <style:text-properties style:font-name="Courier New1" fo:font-size="12pt" fo:font-weight="bold" officeooo:rsid="003f20e9" style:font-size-asian="10.5pt" style:font-weight-asian="bold" style:font-size-complex="12pt" style:font-weight-complex="bold"/>
    </style:style>
    <style:style style:name="T76" style:family="text">
      <style:text-properties style:font-name="Courier New1" fo:font-size="12pt" fo:font-weight="bold" officeooo:rsid="00418c21" style:font-size-asian="10.5pt" style:font-weight-asian="bold" style:font-size-complex="12pt" style:font-weight-complex="bold"/>
    </style:style>
    <style:style style:name="T77" style:family="text">
      <style:text-properties style:font-name="Courier New1" fo:font-size="12pt" fo:font-weight="bold" officeooo:rsid="00420c2b" style:font-size-asian="10.5pt" style:font-weight-asian="bold" style:font-size-complex="12pt" style:font-weight-complex="bold"/>
    </style:style>
    <style:style style:name="T78" style:family="text">
      <style:text-properties style:font-name="Courier New1" officeooo:rsid="0010fb89"/>
    </style:style>
    <style:style style:name="T79" style:family="text">
      <style:text-properties officeooo:rsid="00420c2b"/>
    </style:style>
    <style:style style:name="T80" style:family="text">
      <style:text-properties officeooo:rsid="00466e2b"/>
    </style:style>
    <style:style style:name="T81" style:family="text">
      <style:text-properties officeooo:rsid="00471e09"/>
    </style:style>
    <style:style style:name="T82" style:family="text">
      <style:text-properties fo:color="#dddddd" style:font-name="Ubuntu2" style:text-underline-style="none"/>
    </style:style>
    <style:style style:name="T83" style:family="text">
      <style:text-properties fo:color="#dddddd" style:font-name="Ubuntu2" style:text-underline-style="none" style:font-size-asian="12pt" style:font-name-complex="Lohit Devanagari1"/>
    </style:style>
    <style:style style:name="T84" style:family="text">
      <style:text-properties fo:color="#dddddd" style:font-name="Ubuntu2" fo:font-style="normal" style:text-underline-style="none" style:font-style-asian="normal" style:font-style-complex="normal"/>
    </style:style>
    <style:style style:name="T85" style:family="text">
      <style:text-properties fo:color="#dddddd" style:font-name="Courier New1" fo:font-style="normal" fo:font-weight="normal" officeooo:rsid="001e11a4" style:font-style-asian="normal" style:font-weight-asian="normal" style:font-style-complex="normal" style:font-weight-complex="normal"/>
    </style:style>
    <style:style style:name="T86" style:family="text">
      <style:text-properties fo:color="#dddddd" style:font-name="Courier New1" fo:font-style="normal" fo:font-weight="normal" officeooo:rsid="00320245" style:font-style-asian="normal" style:font-weight-asian="normal" style:font-style-complex="normal" style:font-weight-complex="normal"/>
    </style:style>
    <style:style style:name="T87" style:family="text">
      <style:text-properties fo:color="#dddddd" fo:font-style="normal" fo:font-weight="normal" officeooo:rsid="001e11a4" style:font-style-asian="normal" style:font-weight-asian="normal" style:font-style-complex="normal" style:font-weight-complex="normal"/>
    </style:style>
    <style:style style:name="T88" style:family="text">
      <style:text-properties fo:color="#dddddd" fo:font-style="normal" fo:font-weight="normal" officeooo:rsid="00320245" style:font-style-asian="normal" style:font-weight-asian="normal" style:font-style-complex="normal" style:font-weight-complex="normal"/>
    </style:style>
    <style:style style:name="T89" style:family="text">
      <style:text-properties officeooo:rsid="006314fe"/>
    </style:style>
    <style:style style:name="T90" style:family="text">
      <style:text-properties fo:font-style="italic" fo:font-weight="normal" officeooo:rsid="0039657b" style:font-style-asian="italic" style:font-weight-asian="normal" style:font-style-complex="italic" style:font-weight-complex="normal"/>
    </style:style>
    <style:style style:name="T9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0f0b34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30995d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320245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30cf80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28e829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2a5b07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6314fe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10c6fc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2cdf9a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24b5e5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269028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32b80d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3c32ad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11ee59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329f90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169f86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34f975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358a64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3783a1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38abe8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661d92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6767c2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solid" style:text-underline-width="auto" style:text-underline-color="font-color" fo:font-weight="normal" officeooo:rsid="0021bb71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solid" style:text-underline-width="auto" style:text-underline-color="font-color" fo:font-weight="normal" officeooo:rsid="00358a64" style:font-style-asian="normal" style:font-weight-asian="normal" style:font-style-complex="normal" style:font-weight-complex="normal"/>
    </style:style>
    <style:style style:name="T117" style:family="text">
      <style:text-properties fo:font-style="normal" style:font-style-asian="normal" style:font-style-complex="normal"/>
    </style:style>
    <style:style style:name="T118" style:family="text">
      <style:text-properties fo:font-style="normal" officeooo:rsid="00661d92" style:font-style-asian="normal" style:font-style-complex="normal"/>
    </style:style>
    <style:style style:name="T1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0" style:family="text">
      <style:text-properties style:text-underline-style="solid" style:text-underline-width="auto" style:text-underline-color="font-color" fo:font-weight="normal" officeooo:rsid="0038abe8" style:font-weight-asian="normal" style:font-weight-complex="normal"/>
    </style:style>
    <style:style style:name="T121" style:family="text">
      <style:text-properties officeooo:rsid="0039877e"/>
    </style:style>
    <style:style style:name="T122" style:family="text">
      <style:text-properties officeooo:rsid="003e0415"/>
    </style:style>
    <style:style style:name="T123" style:family="text">
      <style:text-properties fo:font-size="12pt" fo:font-weight="normal" style:font-size-asian="10.5pt" style:font-weight-asian="normal" style:font-size-complex="12pt" style:font-weight-complex="normal"/>
    </style:style>
    <style:style style:name="T124" style:family="text">
      <style:text-properties fo:font-size="12pt" fo:font-weight="normal" officeooo:rsid="003f5bfc" style:font-size-asian="10.5pt" style:font-weight-asian="normal" style:font-size-complex="12pt" style:font-weight-complex="normal"/>
    </style:style>
    <style:style style:name="T125" style:family="text">
      <style:text-properties fo:font-size="12pt" fo:font-weight="normal" officeooo:rsid="00493d04" style:font-size-asian="10.5pt" style:font-weight-asian="normal" style:font-size-complex="12pt" style:font-weight-complex="normal"/>
    </style:style>
    <style:style style:name="T126" style:family="text">
      <style:text-properties fo:font-size="12pt" fo:font-weight="normal" officeooo:rsid="004130dd" style:font-size-asian="10.5pt" style:font-weight-asian="normal" style:font-size-complex="12pt" style:font-weight-complex="normal"/>
    </style:style>
    <style:style style:name="T127" style:family="text">
      <style:text-properties fo:font-size="12pt" fo:font-weight="normal" officeooo:rsid="004c7fd7" style:font-size-asian="10.5pt" style:font-weight-asian="normal" style:font-size-complex="12pt" style:font-weight-complex="normal"/>
    </style:style>
    <style:style style:name="T128" style:family="text">
      <style:text-properties fo:font-size="12pt" fo:font-weight="normal" officeooo:rsid="006314fe" style:font-size-asian="10.5pt" style:font-weight-asian="normal" style:font-size-complex="12pt" style:font-weight-complex="normal"/>
    </style:style>
    <style:style style:name="T129" style:family="text">
      <style:text-properties fo:font-size="12pt" fo:font-weight="normal" officeooo:rsid="00661d92" style:font-size-asian="10.5pt" style:font-weight-asian="normal" style:font-size-complex="12pt" style:font-weight-complex="normal"/>
    </style:style>
    <style:style style:name="T130" style:family="text">
      <style:text-properties fo:font-size="12pt" fo:font-weight="normal" officeooo:rsid="00439182" style:font-size-asian="10.5pt" style:font-weight-asian="normal" style:font-size-complex="12pt" style:font-weight-complex="normal"/>
    </style:style>
    <style:style style:name="T131" style:family="text">
      <style:text-properties fo:font-size="12pt" fo:font-weight="normal" officeooo:rsid="00418c21" style:font-size-asian="10.5pt" style:font-weight-asian="normal" style:font-size-complex="12pt" style:font-weight-complex="normal"/>
    </style:style>
    <style:style style:name="T132" style:family="text">
      <style:text-properties fo:font-size="12pt" fo:font-weight="normal" officeooo:rsid="0043c10c" style:font-size-asian="10.5pt" style:font-weight-asian="normal" style:font-size-complex="12pt" style:font-weight-complex="normal"/>
    </style:style>
    <style:style style:name="T133" style:family="text">
      <style:text-properties fo:font-size="12pt" fo:font-weight="normal" officeooo:rsid="0048411b" style:font-size-asian="10.5pt" style:font-weight-asian="normal" style:font-size-complex="12pt" style:font-weight-complex="normal"/>
    </style:style>
    <style:style style:name="T134" style:family="text">
      <style:text-properties fo:font-size="12pt" fo:font-weight="normal" officeooo:rsid="0043ef11" style:font-size-asian="10.5pt" style:font-weight-asian="normal" style:font-size-complex="12pt" style:font-weight-complex="normal"/>
    </style:style>
    <style:style style:name="T135" style:family="text">
      <style:text-properties officeooo:rsid="003f20e9"/>
    </style:style>
    <style:style style:name="T136" style:family="text">
      <style:text-properties officeooo:rsid="00661d92"/>
    </style:style>
    <style:style style:name="T137" style:family="text">
      <style:text-properties officeooo:rsid="006767c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  <text:p text:style-name="P2"><text:a xlink:type="simple" xlink:href="#__RefHeading___Toc870_1221309758" text:style-name="Index_20_Link" text:visited-style-name="Index_20_Link"><text:span text:style-name="T83">Installing MS fonts<text:tab/>1</text:span></text:a></text:p>
          <text:p text:style-name="P2"><text:a xlink:type="simple" xlink:href="#__RefHeading___Toc872_1221309758" text:style-name="Index_20_Link" text:visited-style-name="Index_20_Link"><text:span text:style-name="T83">Basic commands<text:tab/>1</text:span></text:a></text:p>
          <text:p text:style-name="P2"><text:a xlink:type="simple" xlink:href="#__RefHeading___Toc874_1221309758" text:style-name="Index_20_Link" text:visited-style-name="Index_20_Link"><text:span text:style-name="T82">Create folders and files<text:tab/>2</text:span></text:a></text:p>
          <text:p text:style-name="P2"><text:a xlink:type="simple" xlink:href="#__RefHeading___Toc876_1221309758" text:style-name="Index_20_Link" text:visited-style-name="Index_20_Link"><text:span text:style-name="T82">Create files using redirection<text:tab/>2</text:span></text:a></text:p>
          <text:p text:style-name="P2"><text:a xlink:type="simple" xlink:href="#__RefHeading___Toc878_1221309758" text:style-name="Index_20_Link" text:visited-style-name="Index_20_Link"><text:span text:style-name="T82">Remove folders and files<text:tab/>2</text:span></text:a></text:p>
          <text:p text:style-name="P2"><text:a xlink:type="simple" xlink:href="#__RefHeading___Toc880_1221309758" text:style-name="Index_20_Link" text:visited-style-name="Index_20_Link"><text:span text:style-name="T84">Copy files</text:span></text:a><text:a xlink:type="simple" xlink:href="#__RefHeading___Toc880_1221309758" text:style-name="Index_20_Link" text:visited-style-name="Index_20_Link"><text:span text:style-name="T82"><text:tab/>3</text:span></text:a></text:p>
          <text:p text:style-name="P2"><text:a xlink:type="simple" xlink:href="#__RefHeading___Toc882_1221309758" text:style-name="Index_20_Link" text:visited-style-name="Index_20_Link"><text:span text:style-name="T82">Move files<text:tab/>3</text:span></text:a></text:p>
          <text:p text:style-name="P2"><text:a xlink:type="simple" xlink:href="#__RefHeading___Toc884_1221309758" text:style-name="Index_20_Link" text:visited-style-name="Index_20_Link"><text:span text:style-name="T82">Rename files<text:tab/>3</text:span></text:a></text:p>
          <text:p text:style-name="P2"><text:a xlink:type="simple" xlink:href="#__RefHeading___Toc886_1221309758" text:style-name="Index_20_Link" text:visited-style-name="Index_20_Link"><text:span text:style-name="T82">Other useful commands<text:tab/>3</text:span></text:a></text:p>
          <text:p text:style-name="P2"><text:a xlink:type="simple" xlink:href="#__RefHeading___Toc888_1221309758" text:style-name="Index_20_Link" text:visited-style-name="Index_20_Link"><text:span text:style-name="T82">Advanced Packaging Tool<text:tab/>4</text:span></text:a></text:p>
          <text:p text:style-name="P2"><text:a xlink:type="simple" xlink:href="#__RefHeading___Toc890_1221309758" text:style-name="Index_20_Link" text:visited-style-name="Index_20_Link"><text:span text:style-name="T82">Mount a drive<text:tab/>4</text:span></text:a></text:p>
          <text:p text:style-name="P2"><text:a xlink:type="simple" xlink:href="#__RefHeading___Toc892_1221309758" text:style-name="Index_20_Link" text:visited-style-name="Index_20_Link"><text:span text:style-name="T82">Shortcuts<text:tab/>4</text:span></text:a></text:p>
          <text:p text:style-name="P2"><text:a xlink:type="simple" xlink:href="#__RefHeading___Toc894_1221309758" text:style-name="Index_20_Link" text:visited-style-name="Index_20_Link"><text:span text:style-name="T82">Wildcard characters<text:tab/>5</text:span></text:a></text:p>
        </text:index-body>
      </text:table-of-content>
      <text:p text:style-name="P1"/>
      <text:h text:style-name="P5" text:outline-level="1"><text:bookmark-start text:name="__RefHeading___Toc870_1221309758"/>Installing MS fonts<text:bookmark-end text:name="__RefHeading___Toc870_1221309758"/></text:h>
      <text:p text:style-name="P25"/>
      <text:p text:style-name="P29">sudo apt update</text:p>
      <text:p text:style-name="P29">sudo apt install msttcorefonts</text:p>
      <text:p text:style-name="P16"/>
      <text:p text:style-name="P15"/>
      <text:h text:style-name="P5" text:outline-level="1"><text:bookmark-start text:name="__RefHeading___Toc872_1221309758"/>Basic commands<text:bookmark-end text:name="__RefHeading___Toc872_1221309758"/></text:h>
      <text:p text:style-name="P17"/>
      <text:p text:style-name="P30">ctrl + alt + t<text:tab/><text:tab/><text:tab/><text:tab/><text:span text:style-name="T2">o</text:span><text:span text:style-name="T1">pen terminal</text:span></text:p>
      <text:p text:style-name="P31">ctrl + d<text:tab/><text:tab/><text:tab/><text:tab/><text:tab/>log out of shell</text:p>
      <text:p text:style-name="P32"/>
      <text:p text:style-name="P33"><text:soft-page-break/>[command] --help<text:tab/><text:tab/><text:tab/><text:span text:style-name="T89"><text:tab/></text:span>help</text:p>
      <text:p text:style-name="P34">man [command]<text:tab/><text:tab/><text:tab/><text:tab/>manual</text:p>
      <text:p text:style-name="P35"/>
      <text:p text:style-name="P37">~<text:tab/><text:tab/><text:tab/><text:tab/><text:tab/><text:tab/><text:span text:style-name="T89"><text:tab/></text:span>user’s home directory</text:p>
      <text:p text:style-name="P35">/<text:tab/><text:tab/><text:tab/><text:tab/><text:tab/><text:tab/><text:span text:style-name="T89"><text:tab/></text:span>root directory, and separator</text:p>
      <text:p text:style-name="P39">.<text:tab/><text:tab/><text:tab/><text:tab/><text:tab/><text:tab/><text:span text:style-name="T89"><text:tab/></text:span>current working directory</text:p>
      <text:p text:style-name="P39"/>
      <text:p text:style-name="P40">clear<text:tab/><text:tab/><text:tab/><text:tab/><text:tab/><text:span text:style-name="T89"><text:tab/></text:span>clear screen</text:p>
      <text:p text:style-name="P40">reset<text:tab/><text:tab/><text:tab/><text:tab/><text:tab/><text:span text:style-name="T89"><text:tab/></text:span>reset console</text:p>
      <text:p text:style-name="P31">logout<text:tab/><text:tab/><text:tab/><text:tab/><text:tab/><text:span text:style-name="T89"><text:tab/></text:span>log out of shell</text:p>
      <text:p text:style-name="P39"/>
      <text:p text:style-name="P36">pwd<text:tab/><text:tab/><text:tab/><text:tab/><text:tab/><text:tab/>print working directory</text:p>
      <text:p text:style-name="P46"><text:span text:style-name="T1">cd </text:span><text:span text:style-name="T3">[name]</text:span><text:span text:style-name="T1"><text:tab/><text:tab/><text:tab/><text:tab/><text:tab/>change directory</text:span></text:p>
      <text:p text:style-name="P41">cd ..<text:tab/><text:tab/><text:tab/><text:tab/><text:tab/><text:span text:style-name="T89"><text:tab/></text:span>return to parent directory</text:p>
      <text:p text:style-name="P42">cd ../..<text:tab/><text:tab/><text:tab/><text:tab/><text:tab/>two directories up</text:p>
      <text:p text:style-name="P41">cd -<text:tab/><text:tab/><text:tab/><text:tab/><text:tab/><text:tab/>switch to previous directory</text:p>
      <text:p text:style-name="P47"><text:span text:style-name="T4">cd ~</text:span><text:span text:style-name="T5"> </text:span><text:span text:style-name="T90">or</text:span><text:span text:style-name="T5"> cd</text:span><text:span text:style-name="T4"><text:tab/><text:tab/><text:tab/><text:tab/></text:span><text:span text:style-name="T8"><text:tab/></text:span><text:span text:style-name="T4">change to home directory</text:span></text:p>
      <text:p text:style-name="P59"><text:span text:style-name="T4">c</text:span><text:span text:style-name="T1">d /<text:tab/><text:tab/><text:tab/><text:tab/><text:tab/><text:tab/>change to root directory</text:span></text:p>
      <text:p text:style-name="P47"><text:span text:style-name="T4">cd </text:span><text:span text:style-name="T6">/</text:span><text:span text:style-name="T92">home/dusan/Documents<text:tab/><text:tab/>change directory with absolute path</text:span></text:p>
      <text:p text:style-name="P60">cd ~/Documents<text:tab/><text:tab/><text:tab/><text:tab/>change directory with absolute path</text:p>
      <text:p text:style-name="P62">dir<text:tab/><text:tab/><text:tab/><text:tab/><text:tab/><text:tab/>list all directories of<text:span text:style-name="T137"> <text:tab/><text:tab/><text:tab/><text:tab/><text:tab/><text:tab/><text:tab/><text:tab/><text:tab/></text:span>current working directory</text:p>
      <text:p text:style-name="P38">ls<text:tab/><text:tab/><text:tab/><text:tab/><text:tab/><text:tab/><text:span text:style-name="T89"><text:tab/></text:span>list</text:p>
      <text:p text:style-name="P61">ls -l<text:tab/><text:tab/><text:tab/><text:tab/><text:tab/><text:span text:style-name="T89"><text:tab/></text:span>list long format</text:p>
      <text:p text:style-name="P83"><text:span text:style-name="T4">l</text:span><text:span text:style-name="T1">sblk</text:span><text:span text:style-name="T7"> or fdisk -l</text:span><text:span text:style-name="T1"><text:tab/><text:tab/><text:tab/></text:span><text:span text:style-name="T16"><text:tab/></text:span><text:span text:style-name="T1">list block devices (drives and <text:tab/><text:tab/><text:tab/><text:tab/><text:tab/><text:tab/><text:tab/>partitions)</text:span></text:p>
      <text:p text:style-name="P63"/>
      <text:p text:style-name="P43">sda<text:tab/><text:tab/>1st drive</text:p>
      <text:p text:style-name="P43">sda1<text:tab/><text:tab/>1st drive, 1st partition</text:p>
      <text:p text:style-name="P43">sdb<text:tab/><text:tab/>2nd drive</text:p>
      <text:p text:style-name="P64">sdb1<text:tab/><text:tab/>and so on ...</text:p>
      <text:p text:style-name="P64"/>
      <text:p text:style-name="P65">cp<text:tab/><text:tab/><text:tab/><text:tab/><text:tab/><text:tab/><text:span text:style-name="T89"><text:tab/></text:span>copy files and directories</text:p>
      <text:p text:style-name="P65"><text:soft-page-break/>mv<text:tab/><text:tab/><text:tab/><text:tab/><text:tab/><text:tab/><text:span text:style-name="T89"><text:tab/></text:span>move or rename files and directories</text:p>
      <text:p text:style-name="P65">rm<text:tab/><text:tab/><text:tab/><text:tab/><text:tab/><text:tab/><text:span text:style-name="T89"><text:tab/></text:span>remove files and directories</text:p>
      <text:p text:style-name="P65">mkdir<text:tab/><text:tab/><text:tab/><text:tab/><text:tab/><text:span text:style-name="T89"><text:tab/></text:span>create directories</text:p>
      <text:p text:style-name="P8"/>
      <text:p text:style-name="P8"/>
      <text:h text:style-name="P5" text:outline-level="1"><text:bookmark-start text:name="__RefHeading___Toc874_1221309758"/>Creat<text:span text:style-name="T81">e</text:span> folders and files<text:bookmark-end text:name="__RefHeading___Toc874_1221309758"/></text:h>
      <text:p text:style-name="P26"/>
      <text:p text:style-name="P66">mkdir [name]<text:tab/><text:tab/><text:tab/><text:tab/><text:span text:style-name="T89"><text:tab/></text:span>make directory</text:p>
      <text:p text:style-name="P67">mkdir -p dir1/dir2 <text:tab/><text:tab/><text:tab/>make directory and sub-directories</text:p>
      <text:p text:style-name="P68"/>
      <text:p text:style-name="P48"><text:span text:style-name="T114">example</text:span><text:span text:style-name="T115">s</text:span></text:p>
      <text:p text:style-name="P68">mkdir /tmp/tutorial</text:p>
      <text:p text:style-name="P69">mkdir /tmp/tutorial ~/Documents/tutorial</text:p>
      <text:p text:style-name="P70">mkdir "folder 1"</text:p>
      <text:p text:style-name="P9"/>
      <text:p text:style-name="P9"/>
      <text:h text:style-name="P5" text:outline-level="1"><text:bookmark-start text:name="__RefHeading___Toc876_1221309758"/>Creat<text:span text:style-name="T80">e</text:span> files using redirection<text:bookmark-end text:name="__RefHeading___Toc876_1221309758"/></text:h>
      <text:p text:style-name="P9"/>
      <text:p text:style-name="P71">&gt;<text:tab/><text:tab/><text:tab/><text:tab/><text:tab/><text:tab/><text:span text:style-name="T89"><text:tab/></text:span>create or overwrite existing file</text:p>
      <text:p text:style-name="P49"><text:span text:style-name="T93">&gt;&gt;<text:tab/><text:tab/><text:tab/><text:tab/><text:tab/><text:tab/></text:span><text:span text:style-name="T98"><text:tab/></text:span><text:span text:style-name="T93">add </text:span><text:span text:style-name="T94">content</text:span><text:span text:style-name="T95"> without overwriting</text:span></text:p>
      <text:p text:style-name="P72"/>
      <text:p text:style-name="P72">ls &gt; output.txt<text:tab/><text:tab/><text:tab/><text:span text:style-name="T89"><text:tab/></text:span>create text-file and output</text:p>
      <text:p text:style-name="P72">cat output.txt<text:tab/><text:tab/><text:tab/><text:tab/>look at content</text:p>
      <text:p text:style-name="P73">echo "test" &gt; test.txt<text:tab/><text:tab/><text:span text:style-name="T137"><text:tab/></text:span>create and write text-file</text:p>
      <text:p text:style-name="P50"><text:span text:style-name="T96">cat </text:span><text:span text:style-name="T97">[name]</text:span><text:span text:style-name="T96"> &gt; combined.txt<text:tab/></text:span><text:span text:style-name="T98"><text:tab/></text:span><text:span text:style-name="T96">join file into a new </text:span><text:span text:style-name="T97">or existing </text:span><text:span text:style-name="T96">file</text:span></text:p>
      <text:p text:style-name="P92"><text:span text:style-name="T96">c</text:span><text:span text:style-name="T91">at [name] &gt;&gt; output.txt<text:tab/><text:tab/>add output without overwriting existing content</text:span></text:p>
      <text:p text:style-name="P74"/>
      <text:p text:style-name="P89">examples</text:p>
      <text:p text:style-name="P74"><text:soft-page-break/>cat t* &gt; combined.txt</text:p>
      <text:p text:style-name="P74">cat combined.txt</text:p>
      <text:p text:style-name="P75">ls ~/Pictures &gt;&gt; output.txt</text:p>
      <text:p text:style-name="P11"/>
      <text:p text:style-name="P11"/>
      <text:h text:style-name="P5" text:outline-level="1"><text:bookmark-start text:name="__RefHeading___Toc878_1221309758"/>Remov<text:span text:style-name="T80">e</text:span> folders and files<text:bookmark-end text:name="__RefHeading___Toc878_1221309758"/></text:h>
      <text:p text:style-name="P10"/>
      <text:p text:style-name="P76">rm [file]<text:tab/><text:tab/><text:tab/><text:tab/><text:tab/>remove file</text:p>
      <text:p text:style-name="P51"><text:span text:style-name="T99">rmdir [name]<text:tab/><text:tab/><text:tab/><text:tab/></text:span><text:span text:style-name="T98"><text:tab/></text:span><text:span text:style-name="T99">remove </text:span><text:span text:style-name="T100">empty </text:span><text:span text:style-name="T99">directory</text:span></text:p>
      <text:p text:style-name="P93"><text:span text:style-name="T91">rm -r [name]<text:tab/><text:tab/><text:tab/><text:tab/></text:span><text:span text:style-name="T98"><text:tab/></text:span><text:span text:style-name="T91">remove dir</text:span><text:span text:style-name="T101">ectory</text:span><text:span text:style-name="T91"> and </text:span><text:span text:style-name="T102">its </text:span><text:span text:style-name="T91">content</text:span></text:p>
      <text:p text:style-name="P77">rm -i [name]<text:tab/><text:tab/><text:tab/><text:tab/><text:span text:style-name="T89"><text:tab/></text:span>prompts to confirm deletion of files</text:p>
      <text:p text:style-name="P28"/>
      <text:p text:style-name="P28"/>
      <text:h text:style-name="P5" text:outline-level="1"><text:bookmark-start text:name="__RefHeading___Toc880_1221309758"/><text:span text:style-name="T56">Copy</text:span><text:span text:style-name="T57"> </text:span><text:span text:style-name="T56">files</text:span><text:bookmark-end text:name="__RefHeading___Toc880_1221309758"/></text:h>
      <text:p text:style-name="P6"/>
      <text:p text:style-name="P52"><text:span text:style-name="T103">cp [file</text:span><text:span text:style-name="T104">1</text:span><text:span text:style-name="T103">] [</text:span><text:span text:style-name="T104">file2</text:span><text:span text:style-name="T103">]<text:tab/><text:tab/><text:tab/>duplicate file</text:span></text:p>
      <text:p text:style-name="P94"><text:span text:style-name="T103">c</text:span><text:span text:style-name="T91">p -i file1 file2<text:tab/><text:tab/><text:tab/></text:span><text:span text:style-name="T113"><text:tab/></text:span><text:span text:style-name="T91">-i = user is prompted, if</text:span><text:span text:style-name="T113"> <text:tab/><text:tab/><text:tab/><text:tab/><text:tab/><text:tab/><text:tab/><text:tab/></text:span><text:span text:style-name="T91">file2</text:span><text:span text:style-name="T113"> a</text:span><text:span text:style-name="T91">lready exists</text:span></text:p>
      <text:p text:style-name="P78">cp [file] [destination]<text:tab/><text:tab/>copy file from current dir</text:p>
      <text:p text:style-name="P78">cp *.* [destination]<text:tab/><text:tab/><text:span text:style-name="T89"><text:tab/></text:span>copy all files from current dir</text:p>
      <text:p text:style-name="P84"><text:span text:style-name="T9">c</text:span><text:span text:style-name="T10">p -r</text:span><text:span text:style-name="T11"> [dir]</text:span><text:span text:style-name="T10"><text:tab/><text:tab/><text:tab/><text:tab/></text:span><text:span text:style-name="T8"><text:tab/></text:span><text:span text:style-name="T10">copy recursive (folder &amp; contents)</text:span></text:p>
      <text:p text:style-name="P79"/>
      <text:p text:style-name="P86"><text:span text:style-name="T119">example</text:span><text:span text:style-name="T120">s</text:span></text:p>
      <text:p text:style-name="P91">cp test.txt test-backup.txt</text:p>
      <text:p text:style-name="P85"><text:span text:style-name="T9">cp *.</text:span><text:span text:style-name="T2">jpg</text:span><text:span text:style-name="T9"> ../Pictures</text:span></text:p>
      <text:p text:style-name="P12"/>
      <text:h text:style-name="P5" text:outline-level="1"><text:bookmark-start text:name="__RefHeading___Toc882_1221309758"/><text:span text:style-name="T78">M</text:span><text:span text:style-name="T17">ove files</text:span><text:bookmark-end text:name="__RefHeading___Toc882_1221309758"/></text:h>
      <text:p text:style-name="P13"/>
      <text:p text:style-name="P81">mv [name] [destination]<text:tab/><text:tab/>move file or dir</text:p>
      <text:p text:style-name="P53"><text:soft-page-break/><text:span text:style-name="T105">m</text:span><text:span text:style-name="T106">v [dir]/* .<text:tab/><text:tab/><text:tab/><text:tab/></text:span><text:span text:style-name="T98"><text:tab/></text:span><text:span text:style-name="T106">move all content from [dir] to <text:tab/><text:tab/><text:tab/><text:tab/><text:tab/><text:tab/><text:tab/>current directory</text:span></text:p>
      <text:p text:style-name="P87"><text:span text:style-name="T12">m</text:span><text:span text:style-name="T10">v dir1 dir2 alldirs<text:tab/><text:tab/></text:span><text:span text:style-name="T8"><text:tab/></text:span><text:span text:style-name="T10">move 'dir1' and 'dir2' to 'alldirs'</text:span></text:p>
      <text:p text:style-name="P80"/>
      <text:p text:style-name="P95"><text:span text:style-name="T116">e</text:span><text:span text:style-name="T114">xamples</text:span></text:p>
      <text:p text:style-name="P82">mv test.txt test-updated.txt</text:p>
      <text:p text:style-name="P82">mv "folder 1" folder_1</text:p>
      <text:p text:style-name="P14"/>
      <text:h text:style-name="P5" text:outline-level="1"><text:bookmark-start text:name="__RefHeading___Toc884_1221309758"/>Rename files<text:bookmark-end text:name="__RefHeading___Toc884_1221309758"/></text:h>
      <text:p text:style-name="P7"/>
      <text:p text:style-name="P96"><text:span text:style-name="T107">m</text:span><text:span text:style-name="T108">v </text:span><text:span text:style-name="T109">[</text:span><text:span text:style-name="T108">name</text:span><text:span text:style-name="T109">]</text:span><text:span text:style-name="T108"> </text:span><text:span text:style-name="T109">[</text:span><text:span text:style-name="T108">renamed</text:span><text:span text:style-name="T109">]</text:span><text:span text:style-name="T108"><text:tab/><text:tab/></text:span><text:span text:style-name="T109"><text:tab/></text:span><text:span text:style-name="T108">rename a file</text:span><text:span text:style-name="T109"> or directory</text:span></text:p>
      <text:p text:style-name="P90"/>
      <text:p text:style-name="P35"/>
      <text:p text:style-name="P54"><text:span text:style-name="T15">"</text:span><text:span text:style-name="T13">Directories are found in fil</text:span><text:span text:style-name="T14">e</text:span><text:span text:style-name="T13"> systems and terminals, and are represented by folders in graphical interfaces.</text:span><text:span text:style-name="T15">"</text:span></text:p>
      <text:p text:style-name="P18"/>
      <text:p text:style-name="P18"/>
      <text:h text:style-name="P5" text:outline-level="1"><text:bookmark-start text:name="__RefHeading___Toc886_1221309758"/><text:span text:style-name="T58">O</text:span><text:span text:style-name="T17">ther useful commands</text:span><text:bookmark-end text:name="__RefHeading___Toc886_1221309758"/></text:h>
      <text:p text:style-name="P19"/>
      <text:p text:style-name="P97"><text:span text:style-name="T105">u</text:span><text:span text:style-name="T107">nzip [file]<text:tab/><text:tab/><text:tab/><text:tab/></text:span><text:span text:style-name="T112"><text:tab/></text:span><text:span text:style-name="T107">unzip file</text:span></text:p>
      <text:p text:style-name="P98"><text:span text:style-name="T107">w</text:span><text:span text:style-name="T91">c<text:tab/><text:tab/><text:tab/><text:tab/><text:tab/><text:tab/></text:span><text:span text:style-name="T112"><text:tab/></text:span><text:span text:style-name="T91">word counter</text:span></text:p>
      <text:p text:style-name="P55"><text:span text:style-name="T107">l</text:span><text:span text:style-name="T110">s [location] | wc -l<text:tab/><text:tab/></text:span><text:span text:style-name="T112"><text:tab/></text:span><text:span text:style-name="T110">output number of items</text:span><text:span text:style-name="T111"> in directory <text:tab/><text:tab/><text:tab/><text:tab/><text:tab/>or file</text:span></text:p>
      <text:p text:style-name="P99"><text:span text:style-name="T110">s</text:span><text:span text:style-name="T91">ort [file]<text:tab/><text:tab/><text:tab/><text:tab/></text:span><text:span text:style-name="T112"><text:tab/></text:span><text:span text:style-name="T91">sort file</text:span></text:p>
      <text:p text:style-name="P18"/>
      <text:p text:style-name="P18"/>
      <text:h text:style-name="P5" text:outline-level="1"><text:bookmark-start text:name="__RefHeading___Toc888_1221309758"/><text:span text:style-name="T58">A</text:span><text:span text:style-name="T17">dvanced Packaging Tool</text:span><text:bookmark-end text:name="__RefHeading___Toc888_1221309758"/></text:h>
      <text:p text:style-name="P22"/>
      <text:p text:style-name="P100">apt = advanced packaging tool</text:p>
      <text:p text:style-name="P101">sudo = superuser do</text:p>
      <text:p text:style-name="P100"/>
      <text:p text:style-name="P56"><text:span text:style-name="T136">"</text:span>apt is a more modern version of apt-get<text:span text:style-name="T136">"</text:span></text:p>
      <text:p text:style-name="P100"><text:soft-page-break/></text:p>
      <text:p text:style-name="P102">sudo apt update<text:tab/><text:tab/><text:tab/><text:span text:style-name="T136"><text:tab/></text:span>update repositories</text:p>
      <text:p text:style-name="P103">sudo apt install [app]<text:tab/><text:tab/><text:span text:style-name="T137"><text:tab/></text:span>install app</text:p>
      <text:p text:style-name="P104">sudo apt remove<text:span text:style-name="T121"> [app]</text:span><text:tab/><text:tab/><text:span text:style-name="T136"><text:tab/></text:span>remove<text:span text:style-name="T122"> </text:span>app</text:p>
      <text:p text:style-name="P57"><text:span text:style-name="T124">sudo apt --purge remove app<text:tab/>delete app and all conf</text:span><text:span text:style-name="T125">i</text:span><text:span text:style-name="T124">guration <text:tab/>files</text:span></text:p>
      <text:p text:style-name="P113"><text:span text:style-name="T124">a</text:span><text:span text:style-name="T123">pt purge [app]*<text:tab/><text:tab/><text:tab/></text:span><text:span text:style-name="T129"><text:tab/></text:span><text:span text:style-name="T123">remove all packages beginning with <text:tab/><text:tab/><text:tab/><text:tab/><text:tab/><text:tab/>[app]</text:span></text:p>
      <text:p text:style-name="P57"><text:span text:style-name="T124">sudo apt autoremove</text:span><text:span text:style-name="T126"><text:tab/><text:tab/></text:span><text:span text:style-name="T129"><text:tab/></text:span><text:span text:style-name="T126">remove any unused packages</text:span><text:span text:style-name="T127">, e. g. after an update</text:span></text:p>
      <text:p text:style-name="P114"><text:span text:style-name="T123">apt purge --auto-remove app</text:span><text:span text:style-name="T129"><text:tab/></text:span><text:span text:style-name="T123">remove both, program and dependencies that are no longer </text:span><text:span text:style-name="T128"><text:tab/></text:span><text:span text:style-name="T129"><text:tab/><text:tab/></text:span><text:span text:style-name="T128"><text:tab/><text:tab/><text:tab/><text:tab/></text:span><text:span text:style-name="T123">being used into one</text:span></text:p>
      <text:p text:style-name="P105">sudo apt clean<text:tab/><text:tab/><text:tab/><text:span text:style-name="T136"><text:tab/></text:span>remove downloaded archive files</text:p>
      <text:p text:style-name="P106">apt search [package]<text:tab/><text:tab/><text:span text:style-name="T136"><text:tab/></text:span>list all packages on system</text:p>
      <text:p text:style-name="P106">sudo apt upgrade<text:tab/><text:tab/><text:tab/><text:span text:style-name="T136"><text:tab/></text:span>update all software</text:p>
      <text:p text:style-name="P106">dpkg --list<text:span text:style-name="T135"> | less<text:tab/><text:tab/><text:tab/>output all installed packages</text:span></text:p>
      <text:p text:style-name="P107"/>
      <text:p text:style-name="P109"><text:span text:style-name="T135">I</text:span>nstalling .deb Package</text:p>
      <text:p text:style-name="P109"/>
      <text:p text:style-name="P110">sudo apt update</text:p>
      <text:p text:style-name="P110">sudo apt upgrade</text:p>
      <text:p text:style-name="P110">sudo dpkg -i "path_to_Debian_Package"</text:p>
      <text:p text:style-name="P110">sudo dpkg -i Downloads/asc-music_1.3-4_all.deb</text:p>
      <text:p text:style-name="P23"/>
      <text:p text:style-name="P23"/>
      <text:h text:style-name="P5" text:outline-level="1"><text:bookmark-start text:name="__RefHeading___Toc890_1221309758"/><text:span text:style-name="T75">M</text:span><text:span text:style-name="T76">ount </text:span><text:span text:style-name="T77">a</text:span><text:span text:style-name="T76"> </text:span><text:span text:style-name="T77">d</text:span><text:span text:style-name="T76">rive</text:span><text:bookmark-end text:name="__RefHeading___Toc890_1221309758"/></text:h>
      <text:p text:style-name="P24"/>
      <text:p text:style-name="P58"><text:span text:style-name="T130">lsblk<text:tab/></text:span><text:span text:style-name="T131"><text:tab/><text:tab/><text:tab/><text:tab/></text:span><text:span text:style-name="T129"><text:tab/></text:span><text:span text:style-name="T131">output listing of all drives</text:span></text:p>
      <text:p text:style-name="P115"><text:span text:style-name="T131">s</text:span><text:span text:style-name="T123">udo mkdir /media/newhd<text:tab/><text:tab/>create new dir for drive</text:span></text:p>
      <text:p text:style-name="P108">sudo mount /dev/sdb1 /media/newhd<text:tab/>mount drive</text:p>
      <text:p text:style-name="P108">df -H<text:tab/><text:tab/><text:tab/><text:tab/><text:tab/><text:span text:style-name="T136"><text:tab/></text:span>show information of all file systems</text:p>
      <text:p text:style-name="P108">cd /media/newhdd; ls -l<text:tab/><text:tab/>list content of newhdd</text:p>
      <text:p text:style-name="P108"><text:soft-page-break/>sudo blkid<text:tab/><text:tab/><text:tab/><text:tab/><text:span text:style-name="T136"><text:tab/></text:span>display every UUID</text:p>
      <text:p text:style-name="P4"><text:span text:style-name="T132">sudo </text:span><text:span text:style-name="T133">nano</text:span><text:span text:style-name="T132"> /etc/fstab<text:tab/><text:tab/></text:span><text:span text:style-name="T129"><text:tab/></text:span><text:span text:style-name="T132">edit file</text:span></text:p>
      <text:p text:style-name="P111">UUID=[key] /data <text:s text:c="3"/><text:span text:style-name="T136"><text:tab/><text:tab/><text:tab/></text:span>auto nosuid,nodev,nofail,x-gvfs-show 0 0</text:p>
      <text:p text:style-name="P88"><text:span text:style-name="T132">sudo mount -a</text:span><text:span text:style-name="T134"><text:tab/><text:tab/></text:span><text:span text:style-name="T129"><text:tab/><text:tab/></text:span><text:span text:style-name="T134">test new fstab entry</text:span></text:p>
      <text:p text:style-name="P112"><text:span text:style-name="T118">"</text:span><text:span text:style-name="T117">If you see no errors, the fstab entry is correct and you're safe to reboot.</text:span><text:span text:style-name="T118">"</text:span></text:p>
      <text:p text:style-name="P27"/>
      <text:h text:style-name="P5" text:outline-level="1"><text:bookmark-start text:name="__RefHeading___Toc892_1221309758"/><text:span text:style-name="T58">S</text:span><text:span text:style-name="T17">hortcuts</text:span><text:bookmark-end text:name="__RefHeading___Toc892_1221309758"/></text:h>
      <text:p text:style-name="P20"/>
      <text:p text:style-name="P44">tab<text:tab/><text:tab/><text:span text:style-name="T136"><text:tab/><text:tab/><text:tab/><text:tab/></text:span>auto-copmlete</text:p>
      <text:p text:style-name="P20"/>
      <text:p text:style-name="P20"/>
      <text:h text:style-name="P5" text:outline-level="1"><text:bookmark-start text:name="__RefHeading___Toc894_1221309758"/>Wildcard <text:span text:style-name="T79">c</text:span>haracters<text:bookmark-end text:name="__RefHeading___Toc894_1221309758"/></text:h>
      <text:p text:style-name="P21"/>
      <text:p text:style-name="P45">*<text:tab/><text:tab/><text:tab/><text:tab/><text:tab/><text:tab/><text:span text:style-name="T136"><text:tab/></text:span>indicate zero or more characters</text:p>
      <text:p text:style-name="P45">?<text:tab/><text:tab/><text:tab/><text:tab/><text:tab/><text:tab/><text:span text:style-name="T136"><text:tab/></text:span>indicate any single character</text:p>
      <text:p text:style-name="P116"><text:span text:style-name="T87">*.*</text:span><text:span text:style-name="T88"><text:tab/><text:tab/><text:tab/><text:tab/><text:tab/><text:tab/>all files from current director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1" svg:font-family="Mono" style:font-pitch="fixed"/>
    <style:font-face style:name="Mono" svg:font-family="Mono" style:font-adornments="Regular" style:font-pitch="fixed"/>
    <style:font-face style:name="Courier New1" svg:font-family="'Courier New'" style:font-family-generic="modern" style:font-pitch="fixed"/>
    <style:font-face style:name="Courier New" svg:font-family="'Courier New'" style:font-adornments="Bold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2" svg:font-family="Ubuntu" style:font-pitch="variable"/>
    <style:font-face style:name="Ubuntu" svg:font-family="Ubuntu" style:font-adornments="Bold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ono" fo:font-family="Mono" style:font-style-name="Regular" style:font-pitch="fixe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Courier New" fo:font-family="'Courier New'" style:font-style-name="Bold" style:font-family-generic="modern" style:font-pitch="fixed" fo:font-size="12pt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margin-top="0.1701in" fo:margin-bottom="0.2in" loext:contextual-spacing="false" fo:text-indent="0in" style:auto-text-indent="false" text:number-lines="false" text:line-number="0"/>
      <style:text-properties style:font-name="Ubuntu" fo:font-family="Ubuntu" style:font-style-name="Bold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line-height="170%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Ubuntu1" fo:font-family="Ubuntu" style:font-style-name="Regular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0f1013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f1013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1:53:38.463260568</meta:creation-date>
    <dc:date>2021-07-08T18:49:56.994723553</dc:date>
    <meta:editing-duration>P3DT15H1M42S</meta:editing-duration>
    <meta:editing-cycles>65</meta:editing-cycles>
    <meta:generator>LibreOffice/6.4.7.2$Linux_X86_64 LibreOffice_project/40$Build-2</meta:generator>
    <meta:document-statistic meta:table-count="0" meta:image-count="0" meta:object-count="0" meta:page-count="7" meta:paragraph-count="134" meta:word-count="721" meta:character-count="4634" meta:non-whitespace-character-count="3720"/>
  </office:meta>
</office:document-meta>
</file>